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scDa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odTemplateText_5f__23_title" style:display-name="odTemplateText_#title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odTemplateText_5f__23_title.A" style:display-name="odTemplateText_#title.A" style:family="table-column">
      <style:table-column-properties style:column-width="6.6924in" style:rel-column-width="9638*"/>
    </style:style>
    <style:style style:name="odTemplateText_5f__23_title.1" style:display-name="odTemplateText_#title.1" style:family="table-row">
      <style:table-row-properties style:min-row-height="0.0396in"/>
    </style:style>
    <style:style style:name="odTemplateText_5f__23_title.A1" style:display-name="odTemplateText_#title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odTemplateText_5f__23_defaultStyle" style:display-name="odTemplateText_#defaultStyle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odTemplateText_5f__23_defaultStyle.A" style:display-name="odTemplateText_#defaultStyle.A" style:family="table-column">
      <style:table-column-properties style:column-width="6.6924in" style:rel-column-width="9638*"/>
    </style:style>
    <style:style style:name="odTemplateText_5f__23_defaultStyle.1" style:display-name="odTemplateText_#defaultStyle.1" style:family="table-row">
      <style:table-row-properties style:min-row-height="0.0396in"/>
    </style:style>
    <style:style style:name="odTemplateText_5f__23_defaultStyle.A1" style:display-name="odTemplateText_#defaultStyle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paon_5f_text_5f__5f_paraTag_5f_" style:display-name="paon_text__paraTag_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paon_5f_text_5f__5f_paraTag_5f_.A" style:display-name="paon_text__paraTag_.A" style:family="table-column">
      <style:table-column-properties style:column-width="6.6924in" style:rel-column-width="9638*"/>
    </style:style>
    <style:style style:name="paon_5f_text_5f__5f_paraTag_5f_.1" style:display-name="paon_text__paraTag_.1" style:family="table-row">
      <style:table-row-properties style:min-row-height="0.0396in"/>
    </style:style>
    <style:style style:name="paon_5f_text_5f__5f_paraTag_5f_.A1" style:display-name="paon_text__paraTag_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paon_5f_text_5f__5f_itemizedListTag_5f_" style:display-name="paon_text__itemizedListTag_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paon_5f_text_5f__5f_itemizedListTag_5f_.A" style:display-name="paon_text__itemizedListTag_.A" style:family="table-column">
      <style:table-column-properties style:column-width="6.6924in" style:rel-column-width="9638*"/>
    </style:style>
    <style:style style:name="paon_5f_text_5f__5f_itemizedListTag_5f_.1" style:display-name="paon_text__itemizedListTag_.1" style:family="table-row">
      <style:table-row-properties style:min-row-height="0.0396in"/>
    </style:style>
    <style:style style:name="paon_5f_text_5f__5f_itemizedListTag_5f_.A1" style:display-name="paon_text__itemizedListTag_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paon_5f_text_5f__5f_orderedListTag_5f_" style:display-name="paon_text__orderedListTag_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paon_5f_text_5f__5f_orderedListTag_5f_.A" style:display-name="paon_text__orderedListTag_.A" style:family="table-column">
      <style:table-column-properties style:column-width="6.6924in" style:rel-column-width="9638*"/>
    </style:style>
    <style:style style:name="paon_5f_text_5f__5f_orderedListTag_5f_.1" style:display-name="paon_text__orderedListTag_.1" style:family="table-row">
      <style:table-row-properties style:min-row-height="0.0396in"/>
    </style:style>
    <style:style style:name="paon_5f_text_5f__5f_orderedListTag_5f_.A1" style:display-name="paon_text__orderedListTag_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paon_5f_text_5f__5f_tableTag_5f_" style:display-name="paon_text__tableTag_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paon_5f_text_5f__5f_tableTag_5f_.A" style:display-name="paon_text__tableTag_.A" style:family="table-column">
      <style:table-column-properties style:column-width="6.6924in" style:rel-column-width="9638*"/>
    </style:style>
    <style:style style:name="paon_5f_text_5f__5f_tableTag_5f_.1" style:display-name="paon_text__tableTag_.1" style:family="table-row">
      <style:table-row-properties style:min-row-height="0.0396in"/>
    </style:style>
    <style:style style:name="paon_5f_text_5f__5f_tableTag_5f_.A1" style:display-name="paon_text__tableTag_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paon_5f_text_5f__5f_tableTag_5f__5f_table" style:display-name="paon_text__tableTag__table" style:family="table">
      <style:table-properties style:width="6.6896in" style:rel-width="100%" table:align="center" table:border-model="collapsing"/>
    </style:style>
    <style:style style:name="paon_5f_text_5f__5f_tableTag_5f__5f_table.A" style:display-name="paon_text__tableTag__table.A" style:family="table-column">
      <style:table-column-properties style:column-width="6.6896in" style:rel-column-width="23*"/>
    </style:style>
    <style:style style:name="paon_5f_text_5f__5f_tableTag_5f__5f_table.A1" style:display-name="paon_text__tableTag__table.A1" style:family="table-cell">
      <style:table-cell-properties fo:padding="0.0382in" fo:border="0.05pt solid #000000"/>
    </style:style>
    <style:style style:name="paon_5f_text_5f__5f_tableTag_5f__5f_table" style:display-name="paon_text__tableTag__table" style:family="table">
      <style:table-properties style:width="6.6896in" style:rel-width="100%" table:align="center" table:border-model="collapsing"/>
    </style:style>
    <style:style style:name="paon_5f_text_5f__5f_tableTag_5f__5f_table.A" style:display-name="paon_text__tableTag__table.A" style:family="table-column">
      <style:table-column-properties style:column-width="6.6896in" style:rel-column-width="23*"/>
    </style:style>
    <style:style style:name="paon_5f_text_5f__5f_tableTag_5f__5f_table.A1" style:display-name="paon_text__tableTag__table.A1" style:family="table-cell">
      <style:table-cell-properties fo:padding="0.0382in" fo:border="0.05pt solid #000000"/>
    </style:style>
    <style:style style:name="paon_5f_text_5f__5f_cadre" style:display-name="paon_text__cadre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paon_5f_text_5f__5f_cadre.A" style:display-name="paon_text__cadre.A" style:family="table-column">
      <style:table-column-properties style:column-width="6.6924in" style:rel-column-width="9638*"/>
    </style:style>
    <style:style style:name="paon_5f_text_5f__5f_cadre.1" style:display-name="paon_text__cadre.1" style:family="table-row">
      <style:table-row-properties style:min-row-height="0.0396in"/>
    </style:style>
    <style:style style:name="paon_5f_text_5f__5f_cadre.A1" style:display-name="paon_text__cadre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paon_5f_text_5f__5f_poesie1" style:display-name="paon_text__poesie1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paon_5f_text_5f__5f_poesie1.A" style:display-name="paon_text__poesie1.A" style:family="table-column">
      <style:table-column-properties style:column-width="6.6924in" style:rel-column-width="9638*"/>
    </style:style>
    <style:style style:name="paon_5f_text_5f__5f_poesie1.1" style:display-name="paon_text__poesie1.1" style:family="table-row">
      <style:table-row-properties style:min-row-height="0.0396in"/>
    </style:style>
    <style:style style:name="paon_5f_text_5f__5f_poesie1.A1" style:display-name="paon_text__poesie1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paon_5f_text_5f__5f_poesie2" style:display-name="paon_text__poesie2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paon_5f_text_5f__5f_poesie2.A" style:display-name="paon_text__poesie2.A" style:family="table-column">
      <style:table-column-properties style:column-width="6.6924in" style:rel-column-width="9638*"/>
    </style:style>
    <style:style style:name="paon_5f_text_5f__5f_poesie2.1" style:display-name="paon_text__poesie2.1" style:family="table-row">
      <style:table-row-properties style:min-row-height="0.0396in"/>
    </style:style>
    <style:style style:name="paon_5f_text_5f__5f_poesie2.A1" style:display-name="paon_text__poesie2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paon_5f_text_5f__5f_marge" style:display-name="paon_text__marge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paon_5f_text_5f__5f_marge.A" style:display-name="paon_text__marge.A" style:family="table-column">
      <style:table-column-properties style:column-width="6.6924in" style:rel-column-width="9638*"/>
    </style:style>
    <style:style style:name="paon_5f_text_5f__5f_marge.1" style:display-name="paon_text__marge.1" style:family="table-row">
      <style:table-row-properties style:min-row-height="0.0396in"/>
    </style:style>
    <style:style style:name="paon_5f_text_5f__5f_marge.A1" style:display-name="paon_text__marge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paon_5f_text_5f__5f_epigraphe" style:display-name="paon_text__epigraphe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paon_5f_text_5f__5f_epigraphe.A" style:display-name="paon_text__epigraphe.A" style:family="table-column">
      <style:table-column-properties style:column-width="6.6924in" style:rel-column-width="9638*"/>
    </style:style>
    <style:style style:name="paon_5f_text_5f__5f_epigraphe.1" style:display-name="paon_text__epigraphe.1" style:family="table-row">
      <style:table-row-properties style:min-row-height="0.0396in"/>
    </style:style>
    <style:style style:name="paon_5f_text_5f__5f_epigraphe.A1" style:display-name="paon_text__epigraphe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strong" style:display-name="_globalsStyles_strong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strong.A" style:display-name="_globalsStyles_strong.A" style:family="table-column">
      <style:table-column-properties style:column-width="6.6924in" style:rel-column-width="9638*"/>
    </style:style>
    <style:style style:name="_5f_globalsStyles_5f_strong.1" style:display-name="_globalsStyles_strong.1" style:family="table-row">
      <style:table-row-properties style:min-row-height="0.0396in"/>
    </style:style>
    <style:style style:name="_5f_globalsStyles_5f_strong.A1" style:display-name="_globalsStyles_strong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xtCite" style:display-name="_globalsStyles_txtCite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xtCite.A" style:display-name="_globalsStyles_txtCite.A" style:family="table-column">
      <style:table-column-properties style:column-width="6.6924in" style:rel-column-width="9638*"/>
    </style:style>
    <style:style style:name="_5f_globalsStyles_5f_txtCite.1" style:display-name="_globalsStyles_txtCite.1" style:family="table-row">
      <style:table-row-properties style:min-row-height="0.0396in"/>
    </style:style>
    <style:style style:name="_5f_globalsStyles_5f_txtCite.A1" style:display-name="_globalsStyles_txtCite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xtAbreviation" style:display-name="_globalsStyles_txtAbreviation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xtAbreviation.A" style:display-name="_globalsStyles_txtAbreviation.A" style:family="table-column">
      <style:table-column-properties style:column-width="6.6924in" style:rel-column-width="9638*"/>
    </style:style>
    <style:style style:name="_5f_globalsStyles_5f_txtAbreviation.1" style:display-name="_globalsStyles_txtAbreviation.1" style:family="table-row">
      <style:table-row-properties style:min-row-height="0.0396in"/>
    </style:style>
    <style:style style:name="_5f_globalsStyles_5f_txtAbreviation.A1" style:display-name="_globalsStyles_txtAbreviation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xtInferior" style:display-name="_globalsStyles_txtInferior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xtInferior.A" style:display-name="_globalsStyles_txtInferior.A" style:family="table-column">
      <style:table-column-properties style:column-width="6.6924in" style:rel-column-width="9638*"/>
    </style:style>
    <style:style style:name="_5f_globalsStyles_5f_txtInferior.1" style:display-name="_globalsStyles_txtInferior.1" style:family="table-row">
      <style:table-row-properties style:min-row-height="0.0396in"/>
    </style:style>
    <style:style style:name="_5f_globalsStyles_5f_txtInferior.A1" style:display-name="_globalsStyles_txtInferior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xtAlternative" style:display-name="_globalsStyles_txtAlternative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xtAlternative.A" style:display-name="_globalsStyles_txtAlternative.A" style:family="table-column">
      <style:table-column-properties style:column-width="6.6924in" style:rel-column-width="9638*"/>
    </style:style>
    <style:style style:name="_5f_globalsStyles_5f_txtAlternative.1" style:display-name="_globalsStyles_txtAlternative.1" style:family="table-row">
      <style:table-row-properties style:min-row-height="0.0396in"/>
    </style:style>
    <style:style style:name="_5f_globalsStyles_5f_txtAlternative.A1" style:display-name="_globalsStyles_txtAlternative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publishNotes" style:display-name="_globalsStyles_publishNotes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publishNotes.A" style:display-name="_globalsStyles_publishNotes.A" style:family="table-column">
      <style:table-column-properties style:column-width="6.6924in" style:rel-column-width="9638*"/>
    </style:style>
    <style:style style:name="_5f_globalsStyles_5f_publishNotes.1" style:display-name="_globalsStyles_publishNotes.1" style:family="table-row">
      <style:table-row-properties style:min-row-height="0.0396in"/>
    </style:style>
    <style:style style:name="_5f_globalsStyles_5f_publishNotes.A1" style:display-name="_globalsStyles_publishNotes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itre1" style:display-name="_globalsStyles_Titre1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itre1.A" style:display-name="_globalsStyles_Titre1.A" style:family="table-column">
      <style:table-column-properties style:column-width="6.6924in" style:rel-column-width="9638*"/>
    </style:style>
    <style:style style:name="_5f_globalsStyles_5f_Titre1.1" style:display-name="_globalsStyles_Titre1.1" style:family="table-row">
      <style:table-row-properties style:min-row-height="0.0396in"/>
    </style:style>
    <style:style style:name="_5f_globalsStyles_5f_Titre1.A1" style:display-name="_globalsStyles_Titre1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exergue" style:display-name="_globalsStyles_exergue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exergue.A" style:display-name="_globalsStyles_exergue.A" style:family="table-column">
      <style:table-column-properties style:column-width="6.6924in" style:rel-column-width="9638*"/>
    </style:style>
    <style:style style:name="_5f_globalsStyles_5f_exergue.1" style:display-name="_globalsStyles_exergue.1" style:family="table-row">
      <style:table-row-properties style:min-row-height="0.0396in"/>
    </style:style>
    <style:style style:name="_5f_globalsStyles_5f_exergue.A1" style:display-name="_globalsStyles_exergue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xtExposant" style:display-name="_globalsStyles_txtExposant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xtExposant.A" style:display-name="_globalsStyles_txtExposant.A" style:family="table-column">
      <style:table-column-properties style:column-width="6.6924in" style:rel-column-width="9638*"/>
    </style:style>
    <style:style style:name="_5f_globalsStyles_5f_txtExposant.1" style:display-name="_globalsStyles_txtExposant.1" style:family="table-row">
      <style:table-row-properties style:min-row-height="0.0396in"/>
    </style:style>
    <style:style style:name="_5f_globalsStyles_5f_txtExposant.A1" style:display-name="_globalsStyles_txtExposant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itre3" style:display-name="_globalsStyles_Titre3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itre3.A" style:display-name="_globalsStyles_Titre3.A" style:family="table-column">
      <style:table-column-properties style:column-width="6.6924in" style:rel-column-width="9638*"/>
    </style:style>
    <style:style style:name="_5f_globalsStyles_5f_Titre3.1" style:display-name="_globalsStyles_Titre3.1" style:family="table-row">
      <style:table-row-properties style:min-row-height="0.0396in"/>
    </style:style>
    <style:style style:name="_5f_globalsStyles_5f_Titre3.A1" style:display-name="_globalsStyles_Titre3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itre2" style:display-name="_globalsStyles_Titre2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itre2.A" style:display-name="_globalsStyles_Titre2.A" style:family="table-column">
      <style:table-column-properties style:column-width="6.6924in" style:rel-column-width="9638*"/>
    </style:style>
    <style:style style:name="_5f_globalsStyles_5f_Titre2.1" style:display-name="_globalsStyles_Titre2.1" style:family="table-row">
      <style:table-row-properties style:min-row-height="0.0396in"/>
    </style:style>
    <style:style style:name="_5f_globalsStyles_5f_Titre2.A1" style:display-name="_globalsStyles_Titre2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itre5" style:display-name="_globalsStyles_Titre5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itre5.A" style:display-name="_globalsStyles_Titre5.A" style:family="table-column">
      <style:table-column-properties style:column-width="6.6924in" style:rel-column-width="9638*"/>
    </style:style>
    <style:style style:name="_5f_globalsStyles_5f_Titre5.1" style:display-name="_globalsStyles_Titre5.1" style:family="table-row">
      <style:table-row-properties style:min-row-height="0.0396in"/>
    </style:style>
    <style:style style:name="_5f_globalsStyles_5f_Titre5.A1" style:display-name="_globalsStyles_Titre5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itre4" style:display-name="_globalsStyles_Titre4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itre4.A" style:display-name="_globalsStyles_Titre4.A" style:family="table-column">
      <style:table-column-properties style:column-width="6.6924in" style:rel-column-width="9638*"/>
    </style:style>
    <style:style style:name="_5f_globalsStyles_5f_Titre4.1" style:display-name="_globalsStyles_Titre4.1" style:family="table-row">
      <style:table-row-properties style:min-row-height="0.0396in"/>
    </style:style>
    <style:style style:name="_5f_globalsStyles_5f_Titre4.A1" style:display-name="_globalsStyles_Titre4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itre6" style:display-name="_globalsStyles_Titre6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itre6.A" style:display-name="_globalsStyles_Titre6.A" style:family="table-column">
      <style:table-column-properties style:column-width="6.6924in" style:rel-column-width="9638*"/>
    </style:style>
    <style:style style:name="_5f_globalsStyles_5f_Titre6.1" style:display-name="_globalsStyles_Titre6.1" style:family="table-row">
      <style:table-row-properties style:min-row-height="0.0396in"/>
    </style:style>
    <style:style style:name="_5f_globalsStyles_5f_Titre6.A1" style:display-name="_globalsStyles_Titre6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xtAcronym" style:display-name="_globalsStyles_txtAcronym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xtAcronym.A" style:display-name="_globalsStyles_txtAcronym.A" style:family="table-column">
      <style:table-column-properties style:column-width="6.6924in" style:rel-column-width="9638*"/>
    </style:style>
    <style:style style:name="_5f_globalsStyles_5f_txtAcronym.1" style:display-name="_globalsStyles_txtAcronym.1" style:family="table-row">
      <style:table-row-properties style:min-row-height="0.0396in"/>
    </style:style>
    <style:style style:name="_5f_globalsStyles_5f_txtAcronym.A1" style:display-name="_globalsStyles_txtAcronym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p" style:display-name="_globalsStyles_p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p.A" style:display-name="_globalsStyles_p.A" style:family="table-column">
      <style:table-column-properties style:column-width="6.6924in" style:rel-column-width="9638*"/>
    </style:style>
    <style:style style:name="_5f_globalsStyles_5f_p.1" style:display-name="_globalsStyles_p.1" style:family="table-row">
      <style:table-row-properties style:min-row-height="0.0396in"/>
    </style:style>
    <style:style style:name="_5f_globalsStyles_5f_p.A1" style:display-name="_globalsStyles_p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gTableTitle" style:display-name="_globalsStyles_gTableTitle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gTableTitle.A" style:display-name="_globalsStyles_gTableTitle.A" style:family="table-column">
      <style:table-column-properties style:column-width="6.6924in" style:rel-column-width="9638*"/>
    </style:style>
    <style:style style:name="_5f_globalsStyles_5f_gTableTitle.1" style:display-name="_globalsStyles_gTableTitle.1" style:family="table-row">
      <style:table-row-properties style:min-row-height="0.0396in"/>
    </style:style>
    <style:style style:name="_5f_globalsStyles_5f_gTableTitle.A1" style:display-name="_globalsStyles_gTableTitle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xtError" style:display-name="_globalsStyles_txtError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xtError.A" style:display-name="_globalsStyles_txtError.A" style:family="table-column">
      <style:table-column-properties style:column-width="6.6924in" style:rel-column-width="9638*"/>
    </style:style>
    <style:style style:name="_5f_globalsStyles_5f_txtError.1" style:display-name="_globalsStyles_txtError.1" style:family="table-row">
      <style:table-row-properties style:min-row-height="0.0396in"/>
    </style:style>
    <style:style style:name="_5f_globalsStyles_5f_txtError.A1" style:display-name="_globalsStyles_txtError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xtLang" style:display-name="_globalsStyles_txtLang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xtLang.A" style:display-name="_globalsStyles_txtLang.A" style:family="table-column">
      <style:table-column-properties style:column-width="6.6924in" style:rel-column-width="9638*"/>
    </style:style>
    <style:style style:name="_5f_globalsStyles_5f_txtLang.1" style:display-name="_globalsStyles_txtLang.1" style:family="table-row">
      <style:table-row-properties style:min-row-height="0.0396in"/>
    </style:style>
    <style:style style:name="_5f_globalsStyles_5f_txtLang.A1" style:display-name="_globalsStyles_txtLang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bridgehead" style:display-name="_globalsStyles_bridgehead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bridgehead.A" style:display-name="_globalsStyles_bridgehead.A" style:family="table-column">
      <style:table-column-properties style:column-width="6.6924in" style:rel-column-width="9638*"/>
    </style:style>
    <style:style style:name="_5f_globalsStyles_5f_bridgehead.1" style:display-name="_globalsStyles_bridgehead.1" style:family="table-row">
      <style:table-row-properties style:min-row-height="0.0396in"/>
    </style:style>
    <style:style style:name="_5f_globalsStyles_5f_bridgehead.A1" style:display-name="_globalsStyles_bridgehead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xtUrl" style:display-name="_globalsStyles_txtUrl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xtUrl.A" style:display-name="_globalsStyles_txtUrl.A" style:family="table-column">
      <style:table-column-properties style:column-width="6.6924in" style:rel-column-width="9638*"/>
    </style:style>
    <style:style style:name="_5f_globalsStyles_5f_txtUrl.1" style:display-name="_globalsStyles_txtUrl.1" style:family="table-row">
      <style:table-row-properties style:min-row-height="0.0396in"/>
    </style:style>
    <style:style style:name="_5f_globalsStyles_5f_txtUrl.A1" style:display-name="_globalsStyles_txtUrl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newPage" style:display-name="_globalsStyles_newPage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newPage.A" style:display-name="_globalsStyles_newPage.A" style:family="table-column">
      <style:table-column-properties style:column-width="6.6924in" style:rel-column-width="9638*"/>
    </style:style>
    <style:style style:name="_5f_globalsStyles_5f_newPage.1" style:display-name="_globalsStyles_newPage.1" style:family="table-row">
      <style:table-row-properties style:min-row-height="0.0396in"/>
    </style:style>
    <style:style style:name="_5f_globalsStyles_5f_newPage.A1" style:display-name="_globalsStyles_newPage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couverture" style:display-name="_globalsStyles_couverture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couverture.A" style:display-name="_globalsStyles_couverture.A" style:family="table-column">
      <style:table-column-properties style:column-width="6.6924in" style:rel-column-width="9638*"/>
    </style:style>
    <style:style style:name="_5f_globalsStyles_5f_couverture.1" style:display-name="_globalsStyles_couverture.1" style:family="table-row">
      <style:table-row-properties style:min-row-height="0.0396in"/>
    </style:style>
    <style:style style:name="_5f_globalsStyles_5f_couverture.A1" style:display-name="_globalsStyles_couverture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xtAuthor" style:display-name="_globalsStyles_txtAuthor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xtAuthor.A" style:display-name="_globalsStyles_txtAuthor.A" style:family="table-column">
      <style:table-column-properties style:column-width="6.6924in" style:rel-column-width="9638*"/>
    </style:style>
    <style:style style:name="_5f_globalsStyles_5f_txtAuthor.1" style:display-name="_globalsStyles_txtAuthor.1" style:family="table-row">
      <style:table-row-properties style:min-row-height="0.0396in"/>
    </style:style>
    <style:style style:name="_5f_globalsStyles_5f_txtAuthor.A1" style:display-name="_globalsStyles_txtAuthor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_5f_globalsStyles_5f_txtTitleCite" style:display-name="_globalsStyles_txtTitleCite" style:family="table">
      <style:table-properties style:width="6.6924in" style:rel-width="100%" fo:margin-top="0.2361in" fo:margin-bottom="0in" table:align="right" fo:background-color="#f0ebff" style:may-break-between-rows="false">
        <style:background-image/>
      </style:table-properties>
    </style:style>
    <style:style style:name="_5f_globalsStyles_5f_txtTitleCite.A" style:display-name="_globalsStyles_txtTitleCite.A" style:family="table-column">
      <style:table-column-properties style:column-width="6.6924in" style:rel-column-width="9638*"/>
    </style:style>
    <style:style style:name="_5f_globalsStyles_5f_txtTitleCite.1" style:display-name="_globalsStyles_txtTitleCite.1" style:family="table-row">
      <style:table-row-properties style:min-row-height="0.0396in"/>
    </style:style>
    <style:style style:name="_5f_globalsStyles_5f_txtTitleCite.A1" style:display-name="_globalsStyles_txtTitleCite.A1" style:family="table-cell">
      <style:table-cell-properties fo:background-color="#f0ebff" fo:padding-left="0in" fo:padding-right="0in" fo:padding-top="0.0396in" fo:padding-bottom="0.0396in" fo:border="0.1pt solid #abb2c6">
        <style:background-image/>
      </style:table-cell-properties>
    </style:style>
    <style:style style:name="fr1" style:family="graphic" style:parent-style-name="Frame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fo:background-color="#f0ebff" style:background-transparency="50%" draw:fill="solid" draw:fill-color="#f0ebff" draw:opacity="50%" fo:padding="0in" fo:border="none" style:shadow="none" draw:shadow-opacity="100%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Type de page_N4" text:anchor-type="page" text:anchor-page-number="1" svg:x="0in" svg:y="0in" svg:width="0.6693in" draw:z-index="0">
        <draw:text-box fo:min-height="3.9366in">
          <text:p text:style-name="section.frame.title">Modèle de page "book"</text:p>
        </draw:text-box>
      </draw:frame>
      <text:p text:style-name="Quotations"><text:span text:style-name="strong"/></text:p>
      <text:p text:style-name="Standard"/>
      <text:p text:style-name="odNoDisplay">x</text:p>
      <text:p text:style-name="odNoDisplay">xpoesiepoesie</text:p>
      <text:p text:style-name="pmParagraphDefault"/>
      <text:p text:style-name="section.title">Template 'text'</text:p>
      <table:table table:name="odTemplateText_#title" table:style-name="odTemplateText_5f__23_title">
        <table:table-column table:style-name="odTemplateText_5f__23_title.A"/>
        <table:table-header-rows>
          <table:table-row table:style-name="odTemplateText_5f__23_title.1">
            <table:table-cell table:style-name="odTemplateText_5f__23_title.A1" office:value-type="string">
              <text:p text:style-name="odNoDisplay"/>
              <text:h text:style-name="odTemplateText_20__3e__20__23_title_20__3e__20_level_20_01" text:outline-level="1">Titre de niveau 1</text:h>
              <text:h text:style-name="odTemplateText_20__3e__20__23_title_20__3e__20_level_20_02" text:outline-level="2">Titre de niveau 2</text:h>
              <text:h text:style-name="odTemplateText_20__3e__20__23_title_20__3e__20_level_20_03" text:outline-level="3">Titre de niveau 3</text:h>
              <text:h text:style-name="odTemplateText_20__3e__20__23_title_20__3e__20_level_20_04" text:outline-level="4">Titre de niveau 4</text:h>
              <text:h text:style-name="odTemplateText_20__3e__20__23_title_20__3e__20_level_20_05" text:outline-level="5">Titre de niveau 5</text:h>
              <text:h text:style-name="odTemplateText_20__3e__20__23_title_20__3e__20_level_20_06" text:outline-level="6">Titre de niveau 6</text:h>
              <text:h text:style-name="odTemplateText_20__3e__20__23_title_20__3e__20_level_20_07" text:outline-level="7">Titre de niveau 7</text:h>
              <text:h text:style-name="odTemplateText_20__3e__20__23_title_20__3e__20_level_20_08" text:outline-level="8">Titre de niveau 8</text:h>
              <text:h text:style-name="odTemplateText_20__3e__20__23_title_20__3e__20_level_20_09" text:outline-level="9">Titre de niveau 9</text:h>
              <text:h text:style-name="odTemplateText_20__3e__20__23_title_20__3e__20_level_20_10" text:outline-level="10">Titre de niveau 10</text:h>
            </table:table-cell>
          </table:table-row>
        </table:table-header-rows>
      </table:table>
      <text:p text:style-name="block.title">Template 'text' &gt; #title</text:p>
      <table:table table:name="odTemplateText_#defaultStyle" table:style-name="odTemplateText_5f__23_defaultStyle">
        <table:table-column table:style-name="odTemplateText_5f__23_defaultStyle.A"/>
        <table:table-header-rows>
          <table:table-row table:style-name="odTemplateText_5f__23_defaultStyle.1">
            <table:table-cell table:style-name="odTemplateText_5f__23_defaultStyle.A1" office:value-type="string">
              <text:p text:style-name="odTemplateText_20__3e__20__23_defaultStyle">Style du texte par défaut </text:p>
            </table:table-cell>
          </table:table-row>
        </table:table-header-rows>
      </table:table>
      <text:p text:style-name="block.title">Template 'text' &gt; #defaultStyle</text:p>
      <text:p text:style-name="section.title">Texte</text:p>
      <text:p text:style-name="section.subTitle">paon_text</text:p>
      <table:table table:name="paon_text__paraTag_" table:style-name="paon_5f_text_5f__5f_paraTag_5f_">
        <table:table-column table:style-name="paon_5f_text_5f__5f_paraTag_5f_.A"/>
        <table:table-header-rows>
          <table:table-row table:style-name="paon_5f_text_5f__5f_paraTag_5f_.1">
            <table:table-cell table:style-name="paon_5f_text_5f__5f_paraTag_5f_.A1" office:value-type="string">
              <text:p text:style-name="paon_5f_text_5f__20__3e__20_paraTag_5f_">Paragraphe "paraTag_". </text:p>
            </table:table-cell>
          </table:table-row>
        </table:table-header-rows>
      </table:table>
      <text:p text:style-name="block.title">paon_text_ &gt; paraTag_</text:p>
      <table:table table:name="paon_text__itemizedListTag_" table:style-name="paon_5f_text_5f__5f_itemizedListTag_5f_">
        <table:table-column table:style-name="paon_5f_text_5f__5f_itemizedListTag_5f_.A"/>
        <table:table-header-rows>
          <text:soft-page-break/>
          <table:table-row table:style-name="paon_5f_text_5f__5f_itemizedListTag_5f_.1">
            <table:table-cell table:style-name="paon_5f_text_5f__5f_itemizedListTag_5f_.A1" office:value-type="string">
              <text:p text:style-name="odNoDisplay"/>
              <text:p text:style-name="paon_5f_text_5f__20__3e__20_itemizedListTag_5f__20__3e__20_paragraph_20_level_20_">Texte &gt; itemizedListTag_ : paragraphe par défaut </text:p>
              <text:list xml:id="list2734983801" text:style-name="paon_5f_text_5f__20__3e__20_itemizedListTag_5f__20__3e__20_list">
                <text:list-item>
                  <text:p text:style-name="paon_5f_text_5f__20__3e__20_itemizedListTag_5f__20__3e__20_paragraph_20_level_20_1">Texte &gt; itemizedListTag_ : paragraphe de niveau 1 </text:p>
                  <text:list>
                    <text:list-item>
                      <text:p text:style-name="paon_5f_text_5f__20__3e__20_itemizedListTag_5f__20__3e__20_paragraph_20_level_20_2">Texte &gt; itemizedListTag_ : paragraphe de niveau 2</text:p>
                      <text:list>
                        <text:list-item>
                          <text:p text:style-name="paon_5f_text_5f__20__3e__20_itemizedListTag_5f__20__3e__20_paragraph_20_level_20_3">Texte &gt; itemizedListTag_ : paragraphe de niveau 3</text:p>
                          <text:list>
                            <text:list-item>
                              <text:p text:style-name="paon_5f_text_5f__20__3e__20_itemizedListTag_5f__20__3e__20_paragraph_20_level_20_4">Texte &gt; itemizedListTag_ : paragraphe de niveau 4</text:p>
                              <text:list>
                                <text:list-item>
                                  <text:p text:style-name="paon_5f_text_5f__20__3e__20_itemizedListTag_5f__20__3e__20_paragraph_20_level_20_5">Texte &gt; itemizedListTag_ : paragraphe de niveau 5</text:p>
                                  <text:list>
                                    <text:list-item>
                                      <text:p text:style-name="paon_5f_text_5f__20__3e__20_itemizedListTag_5f__20__3e__20_paragraph_20_level_20_6">Texte &gt; itemizedListTag_ : paragraphe de niveau 6</text:p>
                                      <text:list>
                                        <text:list-item>
                                          <text:p text:style-name="paon_5f_text_5f__20__3e__20_itemizedListTag_5f__20__3e__20_paragraph_20_level_20_7">Texte &gt; itemizedListTag_ : paragraphe de niveau 7</text:p>
                                          <text:list>
                                            <text:list-item>
                                              <text:p text:style-name="paon_5f_text_5f__20__3e__20_itemizedListTag_5f__20__3e__20_paragraph_20_level_20_8">Texte &gt; itemizedListTag_ : paragraphe de niveau 8</text:p>
                                              <text:list>
                                                <text:list-item>
                                                  <text:p text:style-name="paon_5f_text_5f__20__3e__20_itemizedListTag_5f__20__3e__20_paragraph_20_level_20_9">Texte &gt; itemizedListTag_ : paragraphe de niveau 9</text:p>
                                                  <text:list>
                                                    <text:list-item>
                                                      <text:p text:style-name="paon_5f_text_5f__20__3e__20_itemizedListTag_5f__20__3e__20_paragraph_20_level_20_10">Texte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paon_text_ &gt; itemizedListTag_</text:p>
      <table:table table:name="paon_text__orderedListTag_" table:style-name="paon_5f_text_5f__5f_orderedListTag_5f_">
        <table:table-column table:style-name="paon_5f_text_5f__5f_orderedListTag_5f_.A"/>
        <table:table-header-rows>
          <table:table-row table:style-name="paon_5f_text_5f__5f_orderedListTag_5f_.1">
            <table:table-cell table:style-name="paon_5f_text_5f__5f_orderedListTag_5f_.A1" office:value-type="string">
              <text:p text:style-name="odNoDisplay"/>
              <text:p text:style-name="paon_5f_text_5f__20__3e__20_orderedListTag_5f__20__3e__20_paragraph_20_level_20_">Texte &gt; orderedListTag_ : paragraphe par défaut </text:p>
              <text:list xml:id="list2754864147" text:style-name="paon_5f_text_5f__20__3e__20_orderedListTag_5f__20__3e__20_list">
                <text:list-item>
                  <text:p text:style-name="paon_5f_text_5f__20__3e__20_orderedListTag_5f__20__3e__20_paragraph_20_level_20_1">Texte &gt; orderedListTag_ : paragraphe de niveau 1 </text:p>
                  <text:list>
                    <text:list-item>
                      <text:p text:style-name="paon_5f_text_5f__20__3e__20_orderedListTag_5f__20__3e__20_paragraph_20_level_20_2">Texte &gt; orderedListTag_ : paragraphe de niveau 2</text:p>
                      <text:list>
                        <text:list-item>
                          <text:p text:style-name="paon_5f_text_5f__20__3e__20_orderedListTag_5f__20__3e__20_paragraph_20_level_20_3">Texte &gt; orderedListTag_ : paragraphe de niveau 3</text:p>
                          <text:list>
                            <text:list-item>
                              <text:p text:style-name="paon_5f_text_5f__20__3e__20_orderedListTag_5f__20__3e__20_paragraph_20_level_20_4">Texte &gt; orderedListTag_ : paragraphe de niveau 4</text:p>
                              <text:list>
                                <text:list-item>
                                  <text:p text:style-name="paon_5f_text_5f__20__3e__20_orderedListTag_5f__20__3e__20_paragraph_20_level_20_5">Texte &gt; orderedListTag_ : paragraphe de niveau 5</text:p>
                                  <text:list>
                                    <text:list-item>
                                      <text:p text:style-name="paon_5f_text_5f__20__3e__20_orderedListTag_5f__20__3e__20_paragraph_20_level_20_6">Texte &gt; orderedListTag_ : paragraphe de niveau 6</text:p>
                                      <text:list>
                                        <text:list-item>
                                          <text:p text:style-name="paon_5f_text_5f__20__3e__20_orderedListTag_5f__20__3e__20_paragraph_20_level_20_7">Texte &gt; orderedListTag_ : paragraphe de niveau 7</text:p>
                                          <text:list>
                                            <text:list-item>
                                              <text:p text:style-name="paon_5f_text_5f__20__3e__20_orderedListTag_5f__20__3e__20_paragraph_20_level_20_8">Texte &gt; orderedListTag_ : paragraphe de niveau 8</text:p>
                                              <text:list>
                                                <text:list-item>
                                                  <text:p text:style-name="paon_5f_text_5f__20__3e__20_orderedListTag_5f__20__3e__20_paragraph_20_level_20_9">Texte &gt; orderedListTag_ : paragraphe de niveau 9</text:p>
                                                  <text:list>
                                                    <text:list-item>
                                                      <text:p text:style-name="paon_5f_text_5f__20__3e__20_orderedListTag_5f__20__3e__20_paragraph_20_level_20_10">Texte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paon_text_ &gt; orderedListTag_</text:p>
      <table:table table:name="paon_text__tableTag_" table:style-name="paon_5f_text_5f__5f_tableTag_5f_">
        <table:table-column table:style-name="paon_5f_text_5f__5f_tableTag_5f_.A"/>
        <table:table-header-rows>
          <text:soft-page-break/>
          <table:table-row table:style-name="paon_5f_text_5f__5f_tableTag_5f_.1">
            <table:table-cell table:style-name="paon_5f_text_5f__5f_tableTag_5f_.A1" office:value-type="string">
              <text:p text:style-name="odNoDisplay"/>
              <table:table table:name="paon_text__tableTag__table" table:style-name="paon_5f_text_5f__5f_tableTag_5f__5f_table">
                <table:table-column table:style-name="paon_5f_text_5f__5f_tableTag_5f__5f_table.A"/>
                <table:table-row table:style-name="TableLine94272617409232">
                  <table:table-cell table:style-name="paon_5f_text_5f__5f_tableTag_5f__5f_table.A1" office:value-type="string">
                    <text:p text:style-name="odNoWritable">Ligne de rôle "head"</text:p>
                  </table:table-cell>
                </table:table-row>
                <table:table-row table:style-name="TableLine94272617414608">
                  <table:table-cell table:style-name="paon_5f_text_5f__5f_tableTag_5f__5f_table.A1" office:value-type="string">
                    <text:p text:style-name="odNoWritable">Colonne de rôle "head"</text:p>
                  </table:table-cell>
                </table:table-row>
                <table:table-row table:style-name="TableLine94272617309792">
                  <table:table-cell table:style-name="paon_5f_text_5f__5f_tableTag_5f__5f_table.A1" office:value-type="string">
                    <text:p text:style-name="odNoWritable">Ligne </text:p>
                  </table:table-cell>
                </table:table-row>
                <table:table-row table:style-name="TableLine94272617313680">
                  <table:table-cell table:style-name="paon_5f_text_5f__5f_tableTag_5f__5f_table.A1" office:value-type="string">
                    <text:p text:style-name="odNoWritable">Colonne </text:p>
                  </table:table-cell>
                </table:table-row>
                <table:table-row table:style-name="TableLine94272617441728">
                  <table:table-cell table:style-name="paon_5f_text_5f__5f_tableTag_5f__5f_table.A1" office:value-type="string">
                    <text:p text:style-name="odNoWritable">Cellule </text:p>
                  </table:table-cell>
                </table:table-row>
              </table:table>
            </table:table-cell>
          </table:table-row>
        </table:table-header-rows>
      </table:table>
      <text:p text:style-name="block.title">paon_text_ &gt; tableTag_</text:p>
      <table:table table:name="paon_text__cadre" table:style-name="paon_5f_text_5f__5f_cadre">
        <table:table-column table:style-name="paon_5f_text_5f__5f_cadre.A"/>
        <table:table-header-rows>
          <table:table-row table:style-name="paon_5f_text_5f__5f_cadre.1">
            <table:table-cell table:style-name="paon_5f_text_5f__5f_cadre.A1" office:value-type="string">
              <text:section text:style-name="Sect1" text:name="paon_text_ &gt; cadre">
                <text:p text:style-name="odNoWritable">Section "cadre"</text:p>
              </text:section>
            </table:table-cell>
          </table:table-row>
        </table:table-header-rows>
      </table:table>
      <text:p text:style-name="block.title">paon_text_ &gt; cadre</text:p>
      <table:table table:name="paon_text__poesie1" table:style-name="paon_5f_text_5f__5f_poesie1">
        <table:table-column table:style-name="paon_5f_text_5f__5f_poesie1.A"/>
        <table:table-header-rows>
          <table:table-row table:style-name="paon_5f_text_5f__5f_poesie1.1">
            <table:table-cell table:style-name="paon_5f_text_5f__5f_poesie1.A1" office:value-type="string">
              <text:p text:style-name="paon_5f_text_5f__20__3e__20_poesie1">Paragraphe "poesie1". </text:p>
            </table:table-cell>
          </table:table-row>
        </table:table-header-rows>
      </table:table>
      <text:p text:style-name="block.title">paon_text_ &gt; poesie1</text:p>
      <table:table table:name="paon_text__poesie2" table:style-name="paon_5f_text_5f__5f_poesie2">
        <table:table-column table:style-name="paon_5f_text_5f__5f_poesie2.A"/>
        <table:table-header-rows>
          <table:table-row table:style-name="paon_5f_text_5f__5f_poesie2.1">
            <table:table-cell table:style-name="paon_5f_text_5f__5f_poesie2.A1" office:value-type="string">
              <text:p text:style-name="paon_5f_text_5f__20__3e__20_poesie2">Paragraphe "poesie2". </text:p>
            </table:table-cell>
          </table:table-row>
        </table:table-header-rows>
      </table:table>
      <text:p text:style-name="block.title">paon_text_ &gt; poesie2</text:p>
      <table:table table:name="paon_text__marge" table:style-name="paon_5f_text_5f__5f_marge">
        <table:table-column table:style-name="paon_5f_text_5f__5f_marge.A"/>
        <table:table-header-rows>
          <table:table-row table:style-name="paon_5f_text_5f__5f_marge.1">
            <table:table-cell table:style-name="paon_5f_text_5f__5f_marge.A1" office:value-type="string">
              <text:p text:style-name="paon_5f_text_5f__20__3e__20_marge">Paragraphe "marge". </text:p>
            </table:table-cell>
          </table:table-row>
        </table:table-header-rows>
      </table:table>
      <text:p text:style-name="block.title">paon_text_ &gt; marge</text:p>
      <table:table table:name="paon_text__epigraphe" table:style-name="paon_5f_text_5f__5f_epigraphe">
        <table:table-column table:style-name="paon_5f_text_5f__5f_epigraphe.A"/>
        <table:table-header-rows>
          <table:table-row table:style-name="paon_5f_text_5f__5f_epigraphe.1">
            <table:table-cell table:style-name="paon_5f_text_5f__5f_epigraphe.A1" office:value-type="string">
              <text:p text:style-name="paon_5f_text_5f__20__3e__20_epigraphe">Paragraphe "epigraphe". </text:p>
            </table:table-cell>
          </table:table-row>
        </table:table-header-rows>
      </table:table>
      <text:p text:style-name="block.title">paon_text_ &gt; epigraphe</text:p>
      <text:p text:style-name="section.title">Styles globaux</text:p>
      <text:p text:style-name="section.subTitle"/>
      <table:table table:name="_globalsStyles_strong" table:style-name="_5f_globalsStyles_5f_strong">
        <table:table-column table:style-name="_5f_globalsStyles_5f_strong.A"/>
        <table:table-header-rows>
          <table:table-row table:style-name="_5f_globalsStyles_5f_strong.1">
            <table:table-cell table:style-name="_5f_globalsStyles_5f_strong.A1" office:value-type="string">
              <text:p text:style-name="Standard">Ceci est un exemple de <text:span text:style-name="strong">strong </text:span></text:p>
            </table:table-cell>
          </table:table-row>
        </table:table-header-rows>
      </table:table>
      <text:p text:style-name="block.title">Style global &gt; strong</text:p>
      <table:table table:name="_globalsStyles_txtCite" table:style-name="_5f_globalsStyles_5f_txtCite">
        <table:table-column table:style-name="_5f_globalsStyles_5f_txtCite.A"/>
        <table:table-header-rows>
          <table:table-row table:style-name="_5f_globalsStyles_5f_txtCite.1">
            <table:table-cell table:style-name="_5f_globalsStyles_5f_txtCite.A1" office:value-type="string">
              <text:p text:style-name="Standard">Ceci est un exemple de <text:span text:style-name="txtCite">txtCite </text:span></text:p>
            </table:table-cell>
          </table:table-row>
        </table:table-header-rows>
      </table:table>
      <text:p text:style-name="block.title">Style global &gt; txtCite</text:p>
      <table:table table:name="_globalsStyles_txtAbreviation" table:style-name="_5f_globalsStyles_5f_txtAbreviation">
        <table:table-column table:style-name="_5f_globalsStyles_5f_txtAbreviation.A"/>
        <table:table-header-rows>
          <table:table-row table:style-name="_5f_globalsStyles_5f_txtAbreviation.1">
            <table:table-cell table:style-name="_5f_globalsStyles_5f_txtAbreviation.A1" office:value-type="string">
              <text:p text:style-name="Standard">Ceci est un exemple de <text:span text:style-name="txtAbreviation">txtAbreviation </text:span></text:p>
            </table:table-cell>
          </table:table-row>
        </table:table-header-rows>
      </table:table>
      <text:p text:style-name="block.title">Style global &gt; txtAbreviation</text:p>
      <table:table table:name="_globalsStyles_txtInferior" table:style-name="_5f_globalsStyles_5f_txtInferior">
        <table:table-column table:style-name="_5f_globalsStyles_5f_txtInferior.A"/>
        <table:table-header-rows>
          <table:table-row table:style-name="_5f_globalsStyles_5f_txtInferior.1">
            <table:table-cell table:style-name="_5f_globalsStyles_5f_txtInferior.A1" office:value-type="string">
              <text:p text:style-name="Standard">Ceci est un exemple de <text:span text:style-name="txtInferior">txtInferior </text:span></text:p>
            </table:table-cell>
          </table:table-row>
        </table:table-header-rows>
      </table:table>
      <text:p text:style-name="block.title">Style global &gt; txtInferior</text:p>
      <table:table table:name="_globalsStyles_txtAlternative" table:style-name="_5f_globalsStyles_5f_txtAlternative">
        <table:table-column table:style-name="_5f_globalsStyles_5f_txtAlternative.A"/>
        <table:table-header-rows>
          <text:soft-page-break/>
          <table:table-row table:style-name="_5f_globalsStyles_5f_txtAlternative.1">
            <table:table-cell table:style-name="_5f_globalsStyles_5f_txtAlternative.A1" office:value-type="string">
              <text:p text:style-name="Standard">Ceci est un exemple de <text:span text:style-name="txtAlternative">txtAlternative </text:span></text:p>
            </table:table-cell>
          </table:table-row>
        </table:table-header-rows>
      </table:table>
      <text:p text:style-name="block.title">Style global &gt; txtAlternative</text:p>
      <table:table table:name="_globalsStyles_publishNotes" table:style-name="_5f_globalsStyles_5f_publishNotes">
        <table:table-column table:style-name="_5f_globalsStyles_5f_publishNotes.A"/>
        <table:table-header-rows>
          <table:table-row table:style-name="_5f_globalsStyles_5f_publishNotes.1">
            <table:table-cell table:style-name="_5f_globalsStyles_5f_publishNotes.A1" office:value-type="string">
              <text:p text:style-name="publishNotes">Paragraphe "publishNotes". </text:p>
            </table:table-cell>
          </table:table-row>
        </table:table-header-rows>
      </table:table>
      <text:p text:style-name="block.title">Style global &gt; publishNotes</text:p>
      <table:table table:name="_globalsStyles_Titre1" table:style-name="_5f_globalsStyles_5f_Titre1">
        <table:table-column table:style-name="_5f_globalsStyles_5f_Titre1.A"/>
        <table:table-header-rows>
          <table:table-row table:style-name="_5f_globalsStyles_5f_Titre1.1">
            <table:table-cell table:style-name="_5f_globalsStyles_5f_Titre1.A1" office:value-type="string">
              <text:p text:style-name="Titre1">Paragraphe "Titre1". </text:p>
            </table:table-cell>
          </table:table-row>
        </table:table-header-rows>
      </table:table>
      <text:p text:style-name="block.title">Style global &gt; Titre1</text:p>
      <table:table table:name="_globalsStyles_exergue" table:style-name="_5f_globalsStyles_5f_exergue">
        <table:table-column table:style-name="_5f_globalsStyles_5f_exergue.A"/>
        <table:table-header-rows>
          <table:table-row table:style-name="_5f_globalsStyles_5f_exergue.1">
            <table:table-cell table:style-name="_5f_globalsStyles_5f_exergue.A1" office:value-type="string">
              <text:p text:style-name="Standard">Ceci est un exemple de <text:span text:style-name="exergue">exergue </text:span></text:p>
            </table:table-cell>
          </table:table-row>
        </table:table-header-rows>
      </table:table>
      <text:p text:style-name="block.title">Style global &gt; exergue</text:p>
      <table:table table:name="_globalsStyles_txtExposant" table:style-name="_5f_globalsStyles_5f_txtExposant">
        <table:table-column table:style-name="_5f_globalsStyles_5f_txtExposant.A"/>
        <table:table-header-rows>
          <table:table-row table:style-name="_5f_globalsStyles_5f_txtExposant.1">
            <table:table-cell table:style-name="_5f_globalsStyles_5f_txtExposant.A1" office:value-type="string">
              <text:p text:style-name="Standard">Ceci est un exemple de <text:span text:style-name="txtExposant">txtExposant </text:span></text:p>
            </table:table-cell>
          </table:table-row>
        </table:table-header-rows>
      </table:table>
      <text:p text:style-name="block.title">Style global &gt; txtExposant</text:p>
      <table:table table:name="_globalsStyles_Titre3" table:style-name="_5f_globalsStyles_5f_Titre3">
        <table:table-column table:style-name="_5f_globalsStyles_5f_Titre3.A"/>
        <table:table-header-rows>
          <table:table-row table:style-name="_5f_globalsStyles_5f_Titre3.1">
            <table:table-cell table:style-name="_5f_globalsStyles_5f_Titre3.A1" office:value-type="string">
              <text:p text:style-name="Titre3">Paragraphe "Titre3". </text:p>
            </table:table-cell>
          </table:table-row>
        </table:table-header-rows>
      </table:table>
      <text:p text:style-name="block.title">Style global &gt; Titre3</text:p>
      <table:table table:name="_globalsStyles_Titre2" table:style-name="_5f_globalsStyles_5f_Titre2">
        <table:table-column table:style-name="_5f_globalsStyles_5f_Titre2.A"/>
        <table:table-header-rows>
          <table:table-row table:style-name="_5f_globalsStyles_5f_Titre2.1">
            <table:table-cell table:style-name="_5f_globalsStyles_5f_Titre2.A1" office:value-type="string">
              <text:p text:style-name="Titre2">Paragraphe "Titre2". </text:p>
            </table:table-cell>
          </table:table-row>
        </table:table-header-rows>
      </table:table>
      <text:p text:style-name="block.title">Style global &gt; Titre2</text:p>
      <table:table table:name="_globalsStyles_Titre5" table:style-name="_5f_globalsStyles_5f_Titre5">
        <table:table-column table:style-name="_5f_globalsStyles_5f_Titre5.A"/>
        <table:table-header-rows>
          <table:table-row table:style-name="_5f_globalsStyles_5f_Titre5.1">
            <table:table-cell table:style-name="_5f_globalsStyles_5f_Titre5.A1" office:value-type="string">
              <text:p text:style-name="Titre5">Paragraphe "Titre5". </text:p>
            </table:table-cell>
          </table:table-row>
        </table:table-header-rows>
      </table:table>
      <text:p text:style-name="block.title">Style global &gt; Titre5</text:p>
      <table:table table:name="_globalsStyles_Titre4" table:style-name="_5f_globalsStyles_5f_Titre4">
        <table:table-column table:style-name="_5f_globalsStyles_5f_Titre4.A"/>
        <table:table-header-rows>
          <table:table-row table:style-name="_5f_globalsStyles_5f_Titre4.1">
            <table:table-cell table:style-name="_5f_globalsStyles_5f_Titre4.A1" office:value-type="string">
              <text:p text:style-name="Titre4">Paragraphe "Titre4". </text:p>
            </table:table-cell>
          </table:table-row>
        </table:table-header-rows>
      </table:table>
      <text:p text:style-name="block.title">Style global &gt; Titre4</text:p>
      <table:table table:name="_globalsStyles_Titre6" table:style-name="_5f_globalsStyles_5f_Titre6">
        <table:table-column table:style-name="_5f_globalsStyles_5f_Titre6.A"/>
        <table:table-header-rows>
          <table:table-row table:style-name="_5f_globalsStyles_5f_Titre6.1">
            <table:table-cell table:style-name="_5f_globalsStyles_5f_Titre6.A1" office:value-type="string">
              <text:p text:style-name="Titre6">Paragraphe "Titre6". </text:p>
            </table:table-cell>
          </table:table-row>
        </table:table-header-rows>
      </table:table>
      <text:p text:style-name="block.title">Style global &gt; Titre6</text:p>
      <table:table table:name="_globalsStyles_txtAcronym" table:style-name="_5f_globalsStyles_5f_txtAcronym">
        <table:table-column table:style-name="_5f_globalsStyles_5f_txtAcronym.A"/>
        <table:table-header-rows>
          <table:table-row table:style-name="_5f_globalsStyles_5f_txtAcronym.1">
            <table:table-cell table:style-name="_5f_globalsStyles_5f_txtAcronym.A1" office:value-type="string">
              <text:p text:style-name="Standard">Ceci est un exemple de <text:span text:style-name="txtAcronym">txtAcronym </text:span></text:p>
            </table:table-cell>
          </table:table-row>
        </table:table-header-rows>
      </table:table>
      <text:p text:style-name="block.title">Style global &gt; txtAcronym</text:p>
      <table:table table:name="_globalsStyles_p" table:style-name="_5f_globalsStyles_5f_p">
        <table:table-column table:style-name="_5f_globalsStyles_5f_p.A"/>
        <table:table-header-rows>
          <table:table-row table:style-name="_5f_globalsStyles_5f_p.1">
            <table:table-cell table:style-name="_5f_globalsStyles_5f_p.A1" office:value-type="string">
              <text:p text:style-name="p">Paragraphe "p". </text:p>
            </table:table-cell>
          </table:table-row>
        </table:table-header-rows>
      </table:table>
      <text:p text:style-name="block.title">Style global &gt; p</text:p>
      <table:table table:name="_globalsStyles_gTableTitle" table:style-name="_5f_globalsStyles_5f_gTableTitle">
        <table:table-column table:style-name="_5f_globalsStyles_5f_gTableTitle.A"/>
        <table:table-header-rows>
          <table:table-row table:style-name="_5f_globalsStyles_5f_gTableTitle.1">
            <table:table-cell table:style-name="_5f_globalsStyles_5f_gTableTitle.A1" office:value-type="string">
              <text:p text:style-name="gTableTitle">Paragraphe "gTableTitle". </text:p>
            </table:table-cell>
          </table:table-row>
        </table:table-header-rows>
      </table:table>
      <text:p text:style-name="block.title">Style global &gt; gTableTitle</text:p>
      <table:table table:name="_globalsStyles_txtError" table:style-name="_5f_globalsStyles_5f_txtError">
        <table:table-column table:style-name="_5f_globalsStyles_5f_txtError.A"/>
        <table:table-header-rows>
          <text:soft-page-break/>
          <table:table-row table:style-name="_5f_globalsStyles_5f_txtError.1">
            <table:table-cell table:style-name="_5f_globalsStyles_5f_txtError.A1" office:value-type="string">
              <text:p text:style-name="Standard">Ceci est un exemple de <text:span text:style-name="txtError">txtError </text:span></text:p>
            </table:table-cell>
          </table:table-row>
        </table:table-header-rows>
      </table:table>
      <text:p text:style-name="block.title">Style global &gt; txtError</text:p>
      <table:table table:name="_globalsStyles_txtLang" table:style-name="_5f_globalsStyles_5f_txtLang">
        <table:table-column table:style-name="_5f_globalsStyles_5f_txtLang.A"/>
        <table:table-header-rows>
          <table:table-row table:style-name="_5f_globalsStyles_5f_txtLang.1">
            <table:table-cell table:style-name="_5f_globalsStyles_5f_txtLang.A1" office:value-type="string">
              <text:p text:style-name="Standard">Ceci est un exemple de <text:span text:style-name="txtLang">txtLang </text:span></text:p>
            </table:table-cell>
          </table:table-row>
        </table:table-header-rows>
      </table:table>
      <text:p text:style-name="block.title">Style global &gt; txtLang</text:p>
      <table:table table:name="_globalsStyles_bridgehead" table:style-name="_5f_globalsStyles_5f_bridgehead">
        <table:table-column table:style-name="_5f_globalsStyles_5f_bridgehead.A"/>
        <table:table-header-rows>
          <table:table-row table:style-name="_5f_globalsStyles_5f_bridgehead.1">
            <table:table-cell table:style-name="_5f_globalsStyles_5f_bridgehead.A1" office:value-type="string">
              <text:p text:style-name="bridgehead">Paragraphe "bridgehead". </text:p>
            </table:table-cell>
          </table:table-row>
        </table:table-header-rows>
      </table:table>
      <text:p text:style-name="block.title">Style global &gt; bridgehead</text:p>
      <table:table table:name="_globalsStyles_txtUrl" table:style-name="_5f_globalsStyles_5f_txtUrl">
        <table:table-column table:style-name="_5f_globalsStyles_5f_txtUrl.A"/>
        <table:table-header-rows>
          <table:table-row table:style-name="_5f_globalsStyles_5f_txtUrl.1">
            <table:table-cell table:style-name="_5f_globalsStyles_5f_txtUrl.A1" office:value-type="string">
              <text:p text:style-name="Standard"><text:span text:style-name="txtUrl">Contenu inline de type "txtUrl".</text:span></text:p>
            </table:table-cell>
          </table:table-row>
        </table:table-header-rows>
      </table:table>
      <text:p text:style-name="block.title">Style global &gt; txtUrl</text:p>
      <table:table table:name="_globalsStyles_newPage" table:style-name="_5f_globalsStyles_5f_newPage">
        <table:table-column table:style-name="_5f_globalsStyles_5f_newPage.A"/>
        <table:table-header-rows>
          <table:table-row table:style-name="_5f_globalsStyles_5f_newPage.1">
            <table:table-cell table:style-name="_5f_globalsStyles_5f_newPage.A1" office:value-type="string">
              <text:p text:style-name="newPage">Paragraphe "newPage". </text:p>
            </table:table-cell>
          </table:table-row>
        </table:table-header-rows>
      </table:table>
      <text:p text:style-name="block.title">Style global &gt; newPage</text:p>
      <table:table table:name="_globalsStyles_couverture" table:style-name="_5f_globalsStyles_5f_couverture">
        <table:table-column table:style-name="_5f_globalsStyles_5f_couverture.A"/>
        <table:table-header-rows>
          <table:table-row table:style-name="_5f_globalsStyles_5f_couverture.1">
            <table:table-cell table:style-name="_5f_globalsStyles_5f_couverture.A1" office:value-type="string">
              <text:p text:style-name="couverture">Paragraphe "couverture". </text:p>
            </table:table-cell>
          </table:table-row>
        </table:table-header-rows>
      </table:table>
      <text:p text:style-name="block.title">Style global &gt; couverture</text:p>
      <table:table table:name="_globalsStyles_txtAuthor" table:style-name="_5f_globalsStyles_5f_txtAuthor">
        <table:table-column table:style-name="_5f_globalsStyles_5f_txtAuthor.A"/>
        <table:table-header-rows>
          <table:table-row table:style-name="_5f_globalsStyles_5f_txtAuthor.1">
            <table:table-cell table:style-name="_5f_globalsStyles_5f_txtAuthor.A1" office:value-type="string">
              <text:p text:style-name="Standard">Ceci est un exemple de <text:span text:style-name="txtAuthor">txtAuthor </text:span></text:p>
            </table:table-cell>
          </table:table-row>
        </table:table-header-rows>
      </table:table>
      <text:p text:style-name="block.title">Style global &gt; txtAuthor</text:p>
      <table:table table:name="_globalsStyles_txtTitleCite" table:style-name="_5f_globalsStyles_5f_txtTitleCite">
        <table:table-column table:style-name="_5f_globalsStyles_5f_txtTitleCite.A"/>
        <table:table-header-rows>
          <table:table-row table:style-name="_5f_globalsStyles_5f_txtTitleCite.1">
            <table:table-cell table:style-name="_5f_globalsStyles_5f_txtTitleCite.A1" office:value-type="string">
              <text:p text:style-name="Standard">Ceci est un exemple de <text:span text:style-name="txtTitleCite">txtTitleCite </text:span></text:p>
            </table:table-cell>
          </table:table-row>
        </table:table-header-rows>
      </table:table>
      <text:p text:style-name="block.title">Style global &gt; txtTitleCite</text:p>
      <text:p text:style-name="section.title">Transformers ne possédant aucun élément à paramétrer</text:p>
      <text:p text:style-name="section.emptysection">- Livre (axe : citationInscription) [paon_book]; </text:p>
      <text:p text:style-name="section.emptysection">- Sixième niveau (interne) [paon_level6]; </text:p>
      <text:p text:style-name="section.emptysection">- cinquième niveau (interne) [paon_level5]; </text:p>
      <text:p text:style-name="section.emptysection">- Métadonnées Livre (axe : publisher) [paon_frontmatterM]; </text:p>
      <text:p text:style-name="section.emptysection">- Livre (axe : backmatter) [paon_book]; </text:p>
      <text:p text:style-name="section.emptysection">- Métadonnées Livre (axe : publishNotes) [paon_bookM]; </text:p>
      <text:p text:style-name="section.emptysection">- Métadonnées même dédicace [paon_inscriptionM]; </text:p>
      <text:p text:style-name="section.emptysection">- Livre [paon_book]; </text:p>
      <text:p text:style-name="section.emptysection">- Métadonnées Livre (axe : title) [paon_bookM]; </text:p>
      <text:p text:style-name="section.emptysection">- Métadonnées Livre (axe : subType) [paon_frontmatterM]; </text:p>
      <text:p text:style-name="section.emptysection">- Premier niveau (interne) [paon_level1]; </text:p>
      <text:p text:style-name="section.emptysection">- Métadonnées Livre [paon_backmatterM]; </text:p>
      <text:p text:style-name="section.emptysection">- Note de bas de page [paon_note]; </text:p>
      <text:p text:style-name="section.emptysection">- Métadonnées Livre [paon_backcoverM]; </text:p>
      <text:p text:style-name="section.emptysection">- Livre (axe : backcover) [paon_book]; </text:p>
      <text:p text:style-name="section.emptysection">- Métadonnées même citation [paon_citationM]; </text:p>
      <text:p text:style-name="section.emptysection">- Métadonnées Livre (axe : author) [paon_bookM]; </text:p>
      <text:p text:style-name="section.emptysection">- Livre (axe : couverture) [paon_book]; </text:p>
      <text:p text:style-name="section.emptysection">- Métadonnées Livre (axe : legalsAVH) [paon_frontmatterM]; </text:p>
      <text:p text:style-name="section.emptysection">- Métadonnées même auteur [paon_sameAuthorM]; </text:p>
      <text:p text:style-name="section.emptysection">- Métadonnées Livre (axe : legalsExcepJeun) [paon_frontmatterM]; </text:p>
      <text:p text:style-name="section.emptysection">- Titre flottant [paon_bridgehead]; </text:p>
      <text:p text:style-name="section.emptysection"><text:soft-page-break/>- Second niveau (interne) [paon_level2]; </text:p>
      <text:p text:style-name="section.emptysection">- troisième niveau (interne) [paon_level3]; </text:p>
      <text:p text:style-name="section.emptysection">- Métadonnées niveau [paon_title]; </text:p>
      <text:p text:style-name="section.emptysection">- Contenu [paon_flow]; </text:p>
      <text:p text:style-name="section.emptysection">- quatrième niveau (interne) [paon_level4]; </text:p>
      <text:p text:style-name="section.emptysection">- Livre (axe : sameAuthor) [paon_book]; </text:p>
      <text:p text:style-name="section.emptysection">- Widget 'url';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181in" fo:margin-bottom="0in" style:contextual-spacing="false" style:page-number="auto"/>
    </style:style>
    <style:style style:name="publishNotes" style:family="paragraph" style:parent-style-name="odTemplateText_20__3e__20__23_defaultStyle">
      <style:text-properties style:font-name="Arial1" fo:font-family="Arial" style:font-style-name="Normal" style:font-family-generic="swiss" style:font-pitch="variable" fo:font-size="6pt"/>
    </style:style>
    <style:style style:name="paon_5f_text_5f__20__3e__20_orderedListTag_5f__20__3e__20_paragraph_20_level_20_7" style:display-name="paon_text_ &gt; orderedListTag_ &gt; paragraph level 7" style:family="paragraph" style:parent-style-name="paon_5f_text_5f__20__3e__20_orderedListTag_5f__20__3e__20_paragraph_20_level_20_" style:list-style-name="paon_5f_text_5f__20__3e__20_orderedListTag_5f__20__3e__20_list"/>
    <style:style style:name="paon_5f_text_5f__20__3e__20_orderedListTag_5f__20__3e__20_paragraph_20_level_20_8" style:display-name="paon_text_ &gt; orderedListTag_ &gt; paragraph level 8" style:family="paragraph" style:parent-style-name="paon_5f_text_5f__20__3e__20_orderedListTag_5f__20__3e__20_paragraph_20_level_20_" style:list-style-name="paon_5f_text_5f__20__3e__20_orderedListTag_5f__20__3e__20_list"/>
    <style:style style:name="paon_5f_text_5f__20__3e__20_orderedListTag_5f__20__3e__20_paragraph_20_level_20_9" style:display-name="paon_text_ &gt; orderedListTag_ &gt; paragraph level 9" style:family="paragraph" style:parent-style-name="paon_5f_text_5f__20__3e__20_orderedListTag_5f__20__3e__20_paragraph_20_level_20_" style:list-style-name="paon_5f_text_5f__20__3e__20_orderedListTag_5f__20__3e__20_list"/>
    <style:style style:name="paon_5f_text_5f__20__3e__20_orderedListTag_5f__20__3e__20_paragraph_20_level_20_3" style:display-name="paon_text_ &gt; orderedListTag_ &gt; paragraph level 3" style:family="paragraph" style:parent-style-name="paon_5f_text_5f__20__3e__20_orderedListTag_5f__20__3e__20_paragraph_20_level_20_" style:list-style-name="paon_5f_text_5f__20__3e__20_orderedListTag_5f__20__3e__20_list"/>
    <style:style style:name="couverture" style:family="paragraph" style:parent-style-name="odTemplateText_20__3e__20__23_defaultStyle" style:master-page-name="">
      <style:paragraph-properties fo:margin-top="0.1654in" fo:margin-bottom="0.0827in" style:contextual-spacing="false" fo:text-align="center" style:justify-single-word="false" style:page-number="auto">
        <style:tab-stops/>
      </style:paragraph-properties>
      <style:text-properties style:font-name="Verdana" fo:font-family="Verdana" style:font-style-name="Gras" style:font-family-generic="swiss" style:font-pitch="variable" fo:font-size="18pt" fo:font-weight="bold"/>
    </style:style>
    <style:style style:name="paon_5f_text_5f__20__3e__20_orderedListTag_5f__20__3e__20_paragraph_20_level_20_4" style:display-name="paon_text_ &gt; orderedListTag_ &gt; paragraph level 4" style:family="paragraph" style:parent-style-name="paon_5f_text_5f__20__3e__20_orderedListTag_5f__20__3e__20_paragraph_20_level_20_" style:list-style-name="paon_5f_text_5f__20__3e__20_orderedListTag_5f__20__3e__20_list"/>
    <style:style style:name="paon_5f_text_5f__20__3e__20_orderedListTag_5f__20__3e__20_paragraph_20_level_20_5" style:display-name="paon_text_ &gt; orderedListTag_ &gt; paragraph level 5" style:family="paragraph" style:parent-style-name="paon_5f_text_5f__20__3e__20_orderedListTag_5f__20__3e__20_paragraph_20_level_20_" style:list-style-name="paon_5f_text_5f__20__3e__20_orderedListTag_5f__20__3e__20_list"/>
    <style:style style:name="paon_5f_text_5f__20__3e__20_orderedListTag_5f__20__3e__20_paragraph_20_level_20_6" style:display-name="paon_text_ &gt; orderedListTag_ &gt; paragraph level 6" style:family="paragraph" style:parent-style-name="paon_5f_text_5f__20__3e__20_orderedListTag_5f__20__3e__20_paragraph_20_level_20_" style:list-style-name="paon_5f_text_5f__20__3e__20_orderedListTag_5f__20__3e__20_list"/>
    <style:style style:name="paon_5f_text_5f__20__3e__20_orderedListTag_5f__20__3e__20_paragraph_20_level_20_1" style:display-name="paon_text_ &gt; orderedListTag_ &gt; paragraph level 1" style:family="paragraph" style:parent-style-name="paon_5f_text_5f__20__3e__20_orderedListTag_5f__20__3e__20_paragraph_20_level_20_" style:list-style-name="paon_5f_text_5f__20__3e__20_orderedListTag_5f__20__3e__20_list"/>
    <style:style style:name="paon_5f_text_5f__20__3e__20_orderedListTag_5f__20__3e__20_paragraph_20_level_20_2" style:display-name="paon_text_ &gt; orderedListTag_ &gt; paragraph level 2" style:family="paragraph" style:parent-style-name="paon_5f_text_5f__20__3e__20_orderedListTag_5f__20__3e__20_paragraph_20_level_20_" style:list-style-name="paon_5f_text_5f__20__3e__20_orderedListTag_5f__20__3e__20_list"/>
    <style:style style:name="Titre1" style:family="paragraph" style:parent-style-name="odTemplateText_20__3e__20__23_defaultStyle" style:default-outline-level="1" style:list-style-name="" style:master-page-name="">
      <style:paragraph-properties style:page-number="auto" fo:break-before="auto" fo:break-after="auto" text:number-lines="true" text:line-number="0"/>
      <style:text-properties fo:font-size="14pt" fo:font-weight="bold"/>
    </style:style>
    <style:style style:name="paon_5f_text_5f__20__3e__20_marge" style:display-name="paon_text_ &gt; marge" style:family="paragraph" style:parent-style-name="odTemplateText_20__3e__20__23_defaultStyle"/>
    <style:style style:name="odTemplateText_20__3e__20__23_defaultStyle" style:display-name="odTemplateText &gt; #defaultStyle" style:family="paragraph" style:class="text">
      <style:paragraph-properties fo:margin-left="0in" fo:margin-right="0in" fo:margin-top="0.1181in" fo:margin-bottom="0.0591in" style:contextual-spacing="false" fo:text-indent="0.2362in" style:auto-text-indent="false"/>
      <style:text-properties style:font-name="Verdana1" fo:font-family="Verdana" style:font-style-name="Normal" style:font-family-generic="swiss" style:font-pitch="variable"/>
    </style:style>
    <style:style style:name="paon_5f_text_5f__20__3e__20_orderedListTag_5f__20__3e__20_paragraph_20_level_20_" style:display-name="paon_text_ &gt; orderedListTag_ &gt; paragraph level " style:family="paragraph" style:parent-style-name="odTemplateText_20__3e__20__23_defaultStyle"/>
    <style:style style:name="odTemplateText_20__3e__20__23_title_20__3e__20_level_20_02" style:display-name="odTemplateText &gt; #title &gt; level 02" style:family="paragraph" style:parent-style-name="odTemplateText_20__3e__20__23_defaultStyle" style:next-style-name="odTemplateText_20__3e__20__23_defaultStyle" style:default-outline-level="2" style:class="text">
      <style:paragraph-properties fo:margin-top="0.5118in" fo:margin-bottom="0in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dTemplateText_20__3e__20__23_title_20__3e__20_level_20_01" style:display-name="odTemplateText &gt; #title &gt; level 01" style:family="paragraph" style:parent-style-name="odTemplateText_20__3e__20__23_defaultStyle" style:next-style-name="odTemplateText_20__3e__20__23_defaultStyle" style:default-outline-level="1" style:class="text" style:master-page-name="">
      <style:paragraph-properties fo:margin-top="0.5902in" fo:margin-bottom="0in" style:contextual-spacing="false" style:page-number="auto" fo:break-before="auto" fo:break-after="auto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odTemplateText_20__3e__20__23_title_20__3e__20_level_20_04" style:display-name="odTemplateText &gt; #title &gt; level 04" style:family="paragraph" style:parent-style-name="odTemplateText_20__3e__20__23_defaultStyle" style:next-style-name="odTemplateText_20__3e__20__23_defaultStyle" style:default-outline-level="4" style:class="text">
      <style:paragraph-properties fo:margin-top="0.3154in" fo:margin-bottom="0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odTemplateText_20__3e__20__23_title_20__3e__20_level_20_03" style:display-name="odTemplateText &gt; #title &gt; level 03" style:family="paragraph" style:parent-style-name="odTemplateText_20__3e__20__23_defaultStyle" style:next-style-name="odTemplateText_20__3e__20__23_defaultStyle" style:default-outline-level="3" style:class="text">
      <style:paragraph-properties fo:margin-top="0.3937in" fo:margin-bottom="0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dTemplateText_20__3e__20__23_title_20__3e__20_level_20_06" style:display-name="odTemplateText &gt; #title &gt; level 06" style:family="paragraph" style:parent-style-name="odTemplateText_20__3e__20__23_defaultStyle" style:next-style-name="odTemplateText_20__3e__20__23_defaultStyle" style:default-outline-level="6" style:class="text">
      <style:paragraph-properties fo:margin-top="0.1575in" fo:margin-bottom="0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odTemplateText_20__3e__20__23_title_20__3e__20_level_20_05" style:display-name="odTemplateText &gt; #title &gt; level 05" style:family="paragraph" style:parent-style-name="odTemplateText_20__3e__20__23_defaultStyle" style:next-style-name="odTemplateText_20__3e__20__23_defaultStyle" style:default-outline-level="5" style:class="text">
      <style:paragraph-properties fo:margin-top="0.1965in" fo:margin-bottom="0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odTemplateText_20__3e__20__23_title_20__3e__20_level_20_08" style:display-name="odTemplateText &gt; #title &gt; level 08" style:family="paragraph" style:parent-style-name="odTemplateText_20__3e__20__23_defaultStyle" style:next-style-name="odTemplateText_20__3e__20__23_defaultStyle" style:default-outline-level="8" style:class="text">
      <style:paragraph-properties fo:margin-top="0.0783in" fo:margin-bottom="0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odTemplateText_20__3e__20__23_title_20__3e__20_level_20_07" style:display-name="odTemplateText &gt; #title &gt; level 07" style:family="paragraph" style:parent-style-name="odTemplateText_20__3e__20__23_defaultStyle" style:next-style-name="odTemplateText_20__3e__20__23_defaultStyle" style:default-outline-level="7" style:class="text">
      <style:paragraph-properties fo:margin-top="0.1181in" fo:margin-bottom="0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aon_5f_text_5f__20__3e__20_epigraphe" style:display-name="paon_text_ &gt; epigraphe" style:family="paragraph" style:parent-style-name="odTemplateText_20__3e__20__23_defaultStyle"/>
    <style:style style:name="odTemplateText_20__3e__20__23_title_20__3e__20_level_20_09" style:display-name="odTemplateText &gt; #title &gt; level 09" style:family="paragraph" style:parent-style-name="odTemplateText_20__3e__20__23_defaultStyle" style:next-style-name="odTemplateText_20__3e__20__23_defaultStyle" style:default-outline-level="9" style:class="text">
      <style:paragraph-properties fo:margin-top="0.0783in" fo:margin-bottom="0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odTemplateText_20__3e__20__23_title_20__3e__20_level_20_10" style:display-name="odTemplateText &gt; #title &gt; level 10" style:family="paragraph" style:parent-style-name="odTemplateText_20__3e__20__23_defaultStyle" style:next-style-name="odTemplateText_20__3e__20__23_defaultStyle" style:default-outline-level="10" style:class="text">
      <style:paragraph-properties fo:margin-top="0.0783in" fo:margin-bottom="0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" style:family="paragraph" style:parent-style-name="odTemplateText_20__3e__20__23_defaultStyle">
      <style:paragraph-properties fo:margin-left="0in" fo:margin-right="0in" fo:margin-top="0.0591in" fo:margin-bottom="0.0591in" style:contextual-spacing="false" fo:text-indent="0.2362in" style:auto-text-indent="false"/>
      <style:text-properties style:font-name="Verdana1" fo:font-family="Verdana" style:font-style-name="Normal" style:font-family-generic="swiss" style:font-pitch="variable"/>
    </style:style>
    <style:style style:name="gTableTitle" style:family="paragraph" style:parent-style-name="odTemplateText_20__3e__20__23_defaultStyle"/>
    <style:style style:name="paon_5f_text_5f__20__3e__20_itemizedListTag_5f__20__3e__20_paragraph_20_level_20_10" style:display-name="paon_text_ &gt; itemizedListTag_ &gt; paragraph level 10" style:family="paragraph" style:parent-style-name="paon_5f_text_5f__20__3e__20_itemizedListTag_5f__20__3e__20_paragraph_20_level_20_" style:list-style-name="paon_5f_text_5f__20__3e__20_itemizedListTag_5f__20__3e__20_list"/>
    <style:style style:name="paon_5f_text_5f__20__3e__20_itemizedListTag_5f__20__3e__20_paragraph_20_level_20_4" style:display-name="paon_text_ &gt; itemizedListTag_ &gt; paragraph level 4" style:family="paragraph" style:parent-style-name="paon_5f_text_5f__20__3e__20_itemizedListTag_5f__20__3e__20_paragraph_20_level_20_" style:list-style-name="paon_5f_text_5f__20__3e__20_itemizedListTag_5f__20__3e__20_list"/>
    <style:style style:name="paon_5f_text_5f__20__3e__20_itemizedListTag_5f__20__3e__20_paragraph_20_level_20_3" style:display-name="paon_text_ &gt; itemizedListTag_ &gt; paragraph level 3" style:family="paragraph" style:parent-style-name="paon_5f_text_5f__20__3e__20_itemizedListTag_5f__20__3e__20_paragraph_20_level_20_" style:list-style-name="paon_5f_text_5f__20__3e__20_itemizedListTag_5f__20__3e__20_list"/>
    <style:style style:name="paon_5f_text_5f__20__3e__20_itemizedListTag_5f__20__3e__20_paragraph_20_level_20_6" style:display-name="paon_text_ &gt; itemizedListTag_ &gt; paragraph level 6" style:family="paragraph" style:parent-style-name="paon_5f_text_5f__20__3e__20_itemizedListTag_5f__20__3e__20_paragraph_20_level_20_" style:list-style-name="paon_5f_text_5f__20__3e__20_itemizedListTag_5f__20__3e__20_list"/>
    <style:style style:name="paon_5f_text_5f__20__3e__20_itemizedListTag_5f__20__3e__20_paragraph_20_level_20_5" style:display-name="paon_text_ &gt; itemizedListTag_ &gt; paragraph level 5" style:family="paragraph" style:parent-style-name="paon_5f_text_5f__20__3e__20_itemizedListTag_5f__20__3e__20_paragraph_20_level_20_" style:list-style-name="paon_5f_text_5f__20__3e__20_itemizedListTag_5f__20__3e__20_list"/>
    <style:style style:name="paon_5f_text_5f__20__3e__20_orderedListTag_5f__20__3e__20_paragraph_20_level_20_10" style:display-name="paon_text_ &gt; orderedListTag_ &gt; paragraph level 10" style:family="paragraph" style:parent-style-name="paon_5f_text_5f__20__3e__20_orderedListTag_5f__20__3e__20_paragraph_20_level_20_" style:list-style-name="paon_5f_text_5f__20__3e__20_orderedListTag_5f__20__3e__20_list"/>
    <style:style style:name="paon_5f_text_5f__20__3e__20_itemizedListTag_5f__20__3e__20_paragraph_20_level_20_8" style:display-name="paon_text_ &gt; itemizedListTag_ &gt; paragraph level 8" style:family="paragraph" style:parent-style-name="paon_5f_text_5f__20__3e__20_itemizedListTag_5f__20__3e__20_paragraph_20_level_20_" style:list-style-name="paon_5f_text_5f__20__3e__20_itemizedListTag_5f__20__3e__20_list"/>
    <style:style style:name="paon_5f_text_5f__20__3e__20_itemizedListTag_5f__20__3e__20_paragraph_20_level_20_7" style:display-name="paon_text_ &gt; itemizedListTag_ &gt; paragraph level 7" style:family="paragraph" style:parent-style-name="paon_5f_text_5f__20__3e__20_itemizedListTag_5f__20__3e__20_paragraph_20_level_20_" style:list-style-name="paon_5f_text_5f__20__3e__20_itemizedListTag_5f__20__3e__20_list"/>
    <style:style style:name="paon_5f_text_5f__20__3e__20_itemizedListTag_5f__20__3e__20_paragraph_20_level_20_9" style:display-name="paon_text_ &gt; itemizedListTag_ &gt; paragraph level 9" style:family="paragraph" style:parent-style-name="paon_5f_text_5f__20__3e__20_itemizedListTag_5f__20__3e__20_paragraph_20_level_20_" style:list-style-name="paon_5f_text_5f__20__3e__20_itemizedListTag_5f__20__3e__20_list"/>
    <style:style style:name="paon_5f_text_5f__20__3e__20_paraTag_5f_" style:display-name="paon_text_ &gt; paraTag_" style:family="paragraph" style:parent-style-name="odTemplateText_20__3e__20__23_defaultStyle"/>
    <style:style style:name="bridgehead" style:family="paragraph" style:parent-style-name="odTemplateText_20__3e__20__23_defaultStyle">
      <style:text-properties style:font-name="Verdana" fo:font-family="Verdana" style:font-style-name="Gras" style:font-family-generic="swiss" style:font-pitch="variable" fo:font-weight="bold"/>
    </style:style>
    <style:style style:name="paon_5f_text_5f__20__3e__20_itemizedListTag_5f__20__3e__20_paragraph_20_level_20_" style:display-name="paon_text_ &gt; itemizedListTag_ &gt; paragraph level " style:family="paragraph" style:parent-style-name="odTemplateText_20__3e__20__23_defaultStyle"/>
    <style:style style:name="paon_5f_text_5f__20__3e__20_itemizedListTag_5f__20__3e__20_paragraph_20_level_20_2" style:display-name="paon_text_ &gt; itemizedListTag_ &gt; paragraph level 2" style:family="paragraph" style:parent-style-name="paon_5f_text_5f__20__3e__20_itemizedListTag_5f__20__3e__20_paragraph_20_level_20_" style:list-style-name="paon_5f_text_5f__20__3e__20_itemizedListTag_5f__20__3e__20_list"/>
    <style:style style:name="paon_5f_text_5f__20__3e__20_itemizedListTag_5f__20__3e__20_paragraph_20_level_20_1" style:display-name="paon_text_ &gt; itemizedListTag_ &gt; paragraph level 1" style:family="paragraph" style:parent-style-name="paon_5f_text_5f__20__3e__20_itemizedListTag_5f__20__3e__20_paragraph_20_level_20_" style:list-style-name="paon_5f_text_5f__20__3e__20_itemizedListTag_5f__20__3e__20_list"/>
    <style:style style:name="odTemplateText_5f_book_20__3e__20__23_main_20__3e__20_paragraph" style:display-name="odTemplateText_book &gt; #main &gt; paragraph" style:family="paragraph" style:master-page-name="odTemplateText_5f_book_20__3e__20__23_main">
      <style:paragraph-properties style:page-number="auto"/>
      <style:text-properties fo:font-size="1pt" style:font-size-asian="1pt" style:font-size-complex="1pt"/>
    </style:style>
    <style:style style:name="newPage" style:family="paragraph" style:parent-style-name="odTemplateText_20__3e__20__23_defaultStyle" style:master-page-name="Standard">
      <style:paragraph-properties style:page-number="auto" fo:break-before="auto" fo:break-after="auto"/>
      <style:text-properties fo:font-size="12pt" fo:font-weight="normal"/>
    </style:style>
    <style:style style:name="Titre6" style:family="paragraph" style:parent-style-name="odTemplateText_20__3e__20__23_defaultStyle" style:default-outline-level="6" style:list-style-name="">
      <style:text-properties fo:font-weight="bold"/>
    </style:style>
    <style:style style:name="Titre3" style:family="paragraph" style:parent-style-name="odTemplateText_20__3e__20__23_defaultStyle" style:default-outline-level="3" style:list-style-name="">
      <style:text-properties fo:font-weight="bold"/>
    </style:style>
    <style:style style:name="Titre2" style:family="paragraph" style:parent-style-name="odTemplateText_20__3e__20__23_defaultStyle" style:default-outline-level="2" style:list-style-name="" style:master-page-name="">
      <style:paragraph-properties fo:margin-top="0.1654in" fo:margin-bottom="0in" style:contextual-spacing="false" style:page-number="auto"/>
      <style:text-properties fo:font-weight="bold"/>
    </style:style>
    <style:style style:name="Titre5" style:family="paragraph" style:parent-style-name="odTemplateText_20__3e__20__23_defaultStyle" style:default-outline-level="5" style:list-style-name="">
      <style:text-properties fo:font-weight="bold"/>
    </style:style>
    <style:style style:name="Titre4" style:family="paragraph" style:parent-style-name="odTemplateText_20__3e__20__23_defaultStyle" style:default-outline-level="4" style:list-style-name="">
      <style:text-properties fo:font-weight="bold"/>
    </style:style>
    <style:style style:name="odNoWritable" style:family="paragraph">
      <style:paragraph-properties fo:keep-with-next="always"/>
      <style:text-properties fo:color="#cccccc" loext:opacity="100%" style:font-name="Arial Narrow" fo:font-family="'Arial Narrow'" style:font-family-generic="swiss" style:font-pitch="variable" fo:font-size="10pt" fo:letter-spacing="0.0138in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font-relief="none"/>
    </style:style>
    <style:style style:name="block.title" style:family="paragraph">
      <loext:graphic-properties draw:fill="none" draw:fill-color="#729fcf"/>
      <style:paragraph-properties fo:margin-top="0in" fo:margin-bottom="0in" style:contextual-spacing="false" fo:text-align="end" style:justify-single-word="false" fo:background-color="transparent" style:shadow="none" style:join-border="false">
        <style:tab-stops>
          <style:tab-stop style:position="4.198in"/>
          <style:tab-stop style:position="5.7083in"/>
        </style:tab-stops>
      </style:paragraph-properties>
      <style:text-properties fo:color="#333333" loext:opacity="100%" style:font-name="Arial Narrow" fo:font-family="'Arial Narrow'" style:font-family-generic="swiss" style:font-pitch="variable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mParagraphDefault" style:family="paragraph" style:master-page-name="msDefault">
      <style:paragraph-properties style:page-number="auto"/>
      <style:text-properties fo:font-size="1pt" style:font-size-asian="1pt" style:font-size-complex="1pt"/>
    </style:style>
    <style:style style:name="block.description" style:family="paragraph">
      <loext:graphic-properties draw:fill="none" draw:fill-color="#729fcf"/>
      <style:paragraph-properties fo:text-align="end" style:justify-single-word="false" fo:background-color="transparent" style:shadow="none" style:join-border="false">
        <style:tab-stops>
          <style:tab-stop style:position="4.198in"/>
          <style:tab-stop style:position="5.7083in"/>
        </style:tab-stops>
      </style:paragraph-properties>
      <style:text-properties fo:color="#333333" loext:opacity="100%" style:font-name="Arial" fo:font-family="Arial" style:font-family-generic="swiss" style:font-pitch="variable" fo:font-size="9pt" style:text-underline-style="none" fo:font-weight="normal" style:font-size-asian="10pt" style:font-weight-asian="normal" style:font-size-complex="10pt" style:font-weight-complex="normal"/>
    </style:style>
    <style:style style:name="section.title" style:family="paragraph" style:master-page-name="">
      <loext:graphic-properties draw:fill="solid" draw:fill-color="#abb2c5" draw:opacity="100%"/>
      <style:paragraph-properties fo:margin-left="-0.3937in" fo:margin-right="0in" fo:margin-top="0.5902in" fo:margin-bottom="0in" style:contextual-spacing="false" fo:text-align="start" style:justify-single-word="false" fo:text-indent="0in" style:auto-text-indent="false" style:page-number="auto" fo:background-color="#abb2c5" fo:padding="0.0398in" fo:border-left="0.51pt solid #abb2c5" fo:border-right="none" fo:border-top="0.51pt solid #abb2c5" fo:border-bottom="0.51pt solid #abb2c5" style:shadow="none" fo:keep-with-next="always" style:join-border="false">
        <style:tab-stops>
          <style:tab-stop style:position="4.198in"/>
          <style:tab-stop style:position="5.7083in"/>
        </style:tab-stops>
      </style:paragraph-properties>
      <style:text-properties fo:color="#ffffff" loext:opacity="100%" style:font-name="Arial" fo:font-family="Arial" style:font-family-generic="swiss" style:font-pitch="variable" fo:font-size="14pt" fo:font-weight="bold" style:font-size-asian="15pt" style:font-weight-asian="normal" style:font-size-complex="15pt" style:font-weight-complex="normal"/>
    </style:style>
    <style:style style:name="scodBreakAfter" style:family="paragraph" style:class="text">
      <style:paragraph-properties fo:break-after="page"/>
    </style:style>
    <style:style style:name="odNoDisplay" style:family="paragraph">
      <style:paragraph-properties fo:keep-with-next="always"/>
      <style:text-properties fo:color="#ffffff" loext:opacity="100%" style:font-name="Arial" fo:font-family="Arial" style:font-family-generic="swiss" style:font-pitch="variable" fo:font-size="1pt"/>
    </style:style>
    <style:style style:name="section.subTitle" style:family="paragraph">
      <loext:graphic-properties draw:fill="none" draw:fill-color="#729fcf"/>
      <style:paragraph-properties fo:margin-top="0in" fo:margin-bottom="0.1965in" style:contextual-spacing="false" fo:text-align="end" style:justify-single-word="false" fo:background-color="transparent" style:shadow="none" fo:keep-with-next="always" style:join-border="false">
        <style:tab-stops>
          <style:tab-stop style:position="4.198in"/>
          <style:tab-stop style:position="5.7083in"/>
        </style:tab-stops>
      </style:paragraph-properties>
      <style:text-properties fo:color="#333333" loext:opacity="100%" style:font-name="Arial Narrow" fo:font-family="'Arial Narrow'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paon_5f_text_5f__20__3e__20_poesie2" style:display-name="paon_text_ &gt; poesie2" style:family="paragraph" style:parent-style-name="odTemplateText_20__3e__20__23_defaultStyle"/>
    <style:style style:name="paon_5f_text_5f__20__3e__20_poesie1" style:display-name="paon_text_ &gt; poesie1" style:family="paragraph" style:parent-style-name="odTemplateText_20__3e__20__23_defaultStyle"/>
    <style:style style:name="section.frame.title" style:family="paragraph" style:class="extra">
      <loext:graphic-properties draw:fill="none" draw:fill-color="#729fcf"/>
      <style:paragraph-properties fo:margin-top="0.1965in" fo:margin-bottom="0.1965in" style:contextual-spacing="false" fo:text-align="center" style:justify-single-word="false" fo:background-color="transparent" style:shadow="none"/>
      <style:text-properties fo:color="#333333" loext:opacity="100%" style:font-name="Arial" fo:font-family="Arial" style:font-family-generic="swiss" style:font-pitch="variable" fo:font-size="14pt" fo:font-style="italic" fo:font-weight="normal" style:text-rotation-angle="90" style:text-rotation-scale="line-height" style:text-scale="100%"/>
    </style:style>
    <style:style style:name="scodBreakBefore" style:family="paragraph" style:class="text">
      <style:paragraph-properties fo:break-before="page"/>
    </style:style>
    <style:style style:name="section.emptysection" style:family="paragraph" style:master-page-name="">
      <style:paragraph-properties fo:margin-left="0.3937in" fo:margin-right="0in" fo:margin-top="0in" fo:margin-bottom="0in" style:contextual-spacing="false" fo:text-indent="0in" style:auto-text-indent="false" style:page-number="auto"/>
      <style:text-properties style:font-name="Arial" fo:font-family="Arial" style:font-family-generic="swiss" style:font-pitch="variable" fo:font-size="9pt"/>
    </style:style>
    <style:style style:name="Frame_20_contents" style:display-name="Frame contents" style:family="paragraph" style:parent-style-name="Standard" style:class="extra" style:master-page-name="">
      <style:paragraph-properties fo:margin-left="0.3in" fo:margin-right="0.3in" fo:text-indent="0in" style:auto-text-indent="false" style:page-number="auto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0.6098in" fo:margin-right="0.6098in" fo:margin-top="0.1181in" fo:margin-bottom="0.1965in" style:contextual-spacing="false" fo:text-indent="0.3201in" style:auto-text-indent="false"/>
    </style:style>
    <style:style style:name="poesie" style:family="paragraph" style:parent-style-name="Standard">
      <style:paragraph-properties fo:margin-left="0.3902in" fo:margin-right="0.3902in" fo:margin-top="0.1201in" fo:margin-bottom="0.1201in" style:contextual-spacing="false" fo:text-indent="0in" style:auto-text-indent="false"/>
      <style:text-properties fo:font-style="normal"/>
    </style:style>
    <style:style style:name="marge" style:family="paragraph" style:parent-style-name="Standard"/>
    <style:style style:name="epigraphe" style:family="paragraph" style:parent-style-name="Standard"/>
    <style:style style:name="txtAlternative" style:family="text"/>
    <style:style style:name="txtExposant" style:family="text">
      <style:text-properties style:text-position="super 58%"/>
    </style:style>
    <style:style style:name="_23_footnote_20__3e__20_anchor" style:display-name="#footnote &gt; anchor" style:family="text">
      <style:text-properties style:text-position="super 58%"/>
    </style:style>
    <style:style style:name="txtUrl" style:family="text"/>
    <style:style style:name="txtTitleCite" style:family="text"/>
    <style:style style:name="Internet_20_link" style:display-name="Internet link" style:family="text"/>
    <style:style style:name="txtAbreviation" style:family="text"/>
    <style:style style:name="strong" style:family="text">
      <style:text-properties fo:font-weight="bold"/>
    </style:style>
    <style:style style:name="_23_footnote_20__3e__20_citation" style:display-name="#footnote &gt; citation" style:family="text"/>
    <style:style style:name="Visited_20_Internet_20_Link" style:display-name="Visited Internet Link" style:family="text"/>
    <style:style style:name="txtAuthor" style:family="text"/>
    <style:style style:name="txtAcronym" style:family="text"/>
    <style:style style:name="txtCite" style:family="text">
      <style:text-properties style:use-window-font-color="true" loext:opacity="0%"/>
    </style:style>
    <style:style style:name="txtInferior" style:family="text">
      <style:text-properties style:text-position="sub 58%"/>
    </style:style>
    <style:style style:name="txtError" style:family="text"/>
    <style:style style:name="odTemplateText_20__3e__20__23_title_20__3e__20_list_20__3e__20_bullet" style:display-name="odTemplateText &gt; #title &gt; list &gt; bullet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aon_5f_text_5f__20__3e__20_itemizedListTag_5f__20__3e__20_prefix_20_style" style:display-name="paon_text_ &gt; itemizedListTag_ &gt; prefix style" style:family="text"/>
    <style:style style:name="exergue" style:family="text">
      <style:text-properties fo:font-style="italic" fo:font-weight="normal"/>
    </style:style>
    <style:style style:name="txtLang" style:family="text"/>
    <style:style style:name="paon_5f_text_5f__20__3e__20_orderedListTag_5f__20__3e__20_prefix_20_style" style:display-name="paon_text_ &gt; orderedListTag_ &gt; prefix style" style:family="text"/>
    <style:style style:name="odTemplateText_20__3e__20__23_title_20__3e__20_list_20__3e__20_numbering" style:display-name="odTemplateText &gt; #title &gt; list &gt; numbering" style:family="text"/>
    <style:style style:name="odNoWritableTxt" style:family="text">
      <style:text-properties fo:color="#cccccc" loext:opacity="100%" style:font-name="Arial Narrow" fo:font-family="'Arial Narrow'" style:font-family-generic="swiss" style:font-pitch="variable" fo:font-size="10pt" fo:letter-spacing="0.0138in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font-relief="none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odTemplateText_20__3e__20__23_title_20__3e__20_list_20__3e__20_numbering" style:num-prefix=" " style:num-format="">
        <style:list-level-properties text:min-label-width="0.1965in"/>
      </text:outline-level-style>
      <text:outline-level-style text:level="2" text:style-name="odTemplateText_20__3e__20__23_title_20__3e__20_list_20__3e__20_numbering" style:num-prefix=" " style:num-format="">
        <style:list-level-properties text:space-before="0.1972in" text:min-label-width="0.1965in"/>
      </text:outline-level-style>
      <text:outline-level-style text:level="3" text:style-name="odTemplateText_20__3e__20__23_title_20__3e__20_list_20__3e__20_numbering" style:num-prefix=" " style:num-format="">
        <style:list-level-properties text:space-before="0.3937in" text:min-label-width="0.1965in"/>
      </text:outline-level-style>
      <text:outline-level-style text:level="4" text:style-name="odTemplateText_20__3e__20__23_title_20__3e__20_list_20__3e__20_numbering" style:num-prefix=" " style:num-format="">
        <style:list-level-properties text:space-before="0.5909in" text:min-label-width="0.1965in"/>
      </text:outline-level-style>
      <text:outline-level-style text:level="5" text:style-name="odTemplateText_20__3e__20__23_title_20__3e__20_list_20__3e__20_numbering" style:num-prefix=" " style:num-format="">
        <style:list-level-properties text:space-before="0.7874in" text:min-label-width="0.1965in"/>
      </text:outline-level-style>
      <text:outline-level-style text:level="6" text:style-name="odTemplateText_20__3e__20__23_title_20__3e__20_list_20__3e__20_bullet" style:num-prefix=" " style:num-format="">
        <style:list-level-properties text:space-before="0.9846in" text:min-label-width="0.1965in"/>
      </text:outline-level-style>
      <text:outline-level-style text:level="7" text:style-name="odTemplateText_20__3e__20__23_title_20__3e__20_list_20__3e__20_bullet" style:num-prefix=" " style:num-format="">
        <style:list-level-properties text:space-before="1.1815in" text:min-label-width="0.1965in"/>
      </text:outline-level-style>
      <text:outline-level-style text:level="8" text:style-name="odTemplateText_20__3e__20__23_title_20__3e__20_list_20__3e__20_bullet" style:num-prefix=" " style:num-format="">
        <style:list-level-properties text:space-before="1.3787in" text:min-label-width="0.1965in"/>
      </text:outline-level-style>
      <text:outline-level-style text:level="9" text:style-name="odTemplateText_20__3e__20__23_title_20__3e__20_list_20__3e__20_bullet" style:num-prefix=" " style:num-format="">
        <style:list-level-properties text:space-before="1.5752in" text:min-label-width="0.1965in"/>
      </text:outline-level-style>
      <text:outline-level-style text:level="10" text:style-name="odTemplateText_20__3e__20__23_title_20__3e__20_list_20__3e__20_bullet" style:num-prefix=" " style:num-format="">
        <style:list-level-properties text:space-before="1.7724in" text:min-label-width="0.1965in"/>
      </text:outline-level-style>
    </text:outline-style>
    <text:list-style style:name="paon_5f_text_5f__20__3e__20_itemizedListTag_5f__20__3e__20_list" style:display-name="paon_text_ &gt; itemizedListTag_ &gt; list">
      <text:list-level-style-bullet text:level="1" text:style-name="paon_5f_text_5f__20__3e__20_itemizedListTag_5f__20__3e__20_prefix_20_style" style:num-prefix=" " style:num-suffix=" " text:bullet-char="➢">
        <style:list-level-properties text:space-before="0.25in" text:min-label-width="0.25in"/>
        <style:text-properties style:font-name="StarSymbol"/>
      </text:list-level-style-bullet>
      <text:list-level-style-bullet text:level="2" text:style-name="paon_5f_text_5f__20__3e__20_itemizedListTag_5f__20__3e__20_prefix_20_style" style:num-prefix=" " style:num-suffix=" " text:bullet-char="">
        <style:list-level-properties text:space-before="0.5in" text:min-label-width="0.25in"/>
        <style:text-properties style:font-name="StarSymbol"/>
      </text:list-level-style-bullet>
      <text:list-level-style-bullet text:level="3" text:style-name="paon_5f_text_5f__20__3e__20_itemizedListTag_5f__20__3e__20_prefix_20_style" style:num-prefix=" " style:num-suffix=")" text:bullet-char="">
        <style:list-level-properties text:space-before="0.75in" text:min-label-width="0.25in"/>
        <style:text-properties style:font-name="StarSymbol"/>
      </text:list-level-style-bullet>
      <text:list-level-style-bullet text:level="4" text:style-name="paon_5f_text_5f__20__3e__20_itemizedListTag_5f__20__3e__20_prefix_20_style" style:num-prefix=" " style:num-suffix=" 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paon_5f_text_5f__20__3e__20_itemizedListTag_5f__20__3e__20_prefix_20_style" style:num-prefix=" " style:num-suffix=" 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paon_5f_text_5f__20__3e__20_itemizedListTag_5f__20__3e__20_prefix_20_style" style:num-prefix=" " style:num-suffix=" 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paon_5f_text_5f__20__3e__20_itemizedListTag_5f__20__3e__20_prefix_20_style" style:num-prefix=" " style:num-suffix=" 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paon_5f_text_5f__20__3e__20_itemizedListTag_5f__20__3e__20_prefix_20_style" style:num-prefix=" " style:num-suffix=" 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paon_5f_text_5f__20__3e__20_itemizedListTag_5f__20__3e__20_prefix_20_style" style:num-prefix=" " style:num-suffix=" 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paon_5f_text_5f__20__3e__20_itemizedListTag_5f__20__3e__20_prefix_20_style" style:num-prefix=" " style:num-suffix=" " text:bullet-char="•">
        <style:list-level-properties text:space-before="2.5in" text:min-label-width="0.25in"/>
        <style:text-properties style:font-name="StarSymbol"/>
      </text:list-level-style-bullet>
    </text:list-style>
    <text:list-style style:name="paon_5f_text_5f__20__3e__20_orderedListTag_5f__20__3e__20_list" style:display-name="paon_text_ &gt; orderedListTag_ &gt; list">
      <text:list-level-style-number text:level="1" text:style-name="paon_5f_text_5f__20__3e__20_orderedListTag_5f__20__3e__20_prefix_20_style" style:num-prefix=" " style:num-suffix="." style:num-format="1">
        <style:list-level-properties text:space-before="0.25in" text:min-label-width="0.25in"/>
      </text:list-level-style-number>
      <text:list-level-style-number text:level="2" text:style-name="paon_5f_text_5f__20__3e__20_orderedListTag_5f__20__3e__20_prefix_20_style" style:num-prefix=" " style:num-suffix="." style:num-format="a">
        <style:list-level-properties text:space-before="0.5in" text:min-label-width="0.25in"/>
      </text:list-level-style-number>
      <text:list-level-style-number text:level="3" text:style-name="paon_5f_text_5f__20__3e__20_orderedListTag_5f__20__3e__20_prefix_20_style" style:num-suffix="." style:num-format="i">
        <style:list-level-properties text:space-before="0.75in" text:min-label-width="0.25in"/>
      </text:list-level-style-number>
      <text:list-level-style-number text:level="4" text:style-name="paon_5f_text_5f__20__3e__20_orderedListTag_5f__20__3e__20_prefix_20_style" style:num-prefix=" " style:num-suffix=" ." style:num-format="1">
        <style:list-level-properties text:space-before="1in" text:min-label-width="0.25in"/>
      </text:list-level-style-number>
      <text:list-level-style-number text:level="5" text:style-name="paon_5f_text_5f__20__3e__20_orderedListTag_5f__20__3e__20_prefix_20_style" style:num-prefix=" " style:num-suffix=" ." style:num-format="1">
        <style:list-level-properties text:space-before="1.25in" text:min-label-width="0.25in"/>
      </text:list-level-style-number>
      <text:list-level-style-number text:level="6" text:style-name="paon_5f_text_5f__20__3e__20_orderedListTag_5f__20__3e__20_prefix_20_style" style:num-prefix=" " style:num-suffix=" ." style:num-format="1">
        <style:list-level-properties text:space-before="1.5in" text:min-label-width="0.25in"/>
      </text:list-level-style-number>
      <text:list-level-style-number text:level="7" text:style-name="paon_5f_text_5f__20__3e__20_orderedListTag_5f__20__3e__20_prefix_20_style" style:num-prefix=" " style:num-suffix=" ." style:num-format="1">
        <style:list-level-properties text:space-before="1.75in" text:min-label-width="0.25in"/>
      </text:list-level-style-number>
      <text:list-level-style-number text:level="8" text:style-name="paon_5f_text_5f__20__3e__20_orderedListTag_5f__20__3e__20_prefix_20_style" style:num-prefix=" " style:num-suffix=" ." style:num-format="1">
        <style:list-level-properties text:space-before="2in" text:min-label-width="0.25in"/>
      </text:list-level-style-number>
      <text:list-level-style-number text:level="9" text:style-name="paon_5f_text_5f__20__3e__20_orderedListTag_5f__20__3e__20_prefix_20_style" style:num-prefix=" " style:num-suffix=" ." style:num-format="1">
        <style:list-level-properties text:space-before="2.25in" text:min-label-width="0.25in"/>
      </text:list-level-style-number>
      <text:list-level-style-number text:level="10" text:style-name="paon_5f_text_5f__20__3e__20_orderedListTag_5f__20__3e__20_prefix_20_style" style:num-prefix=" " style:num-suffix=" ." style:num-format="1">
        <style:list-level-properties text:space-before="2.5in" text:min-label-width="0.25in"/>
      </text:list-level-style-number>
    </text:list-style>
    <text:notes-configuration text:note-class="footnote" text:citation-style-name="_23_footnote_20__3e__20_citation" text:citation-body-style-name="_23_footnote_20__3e__20_anchor" style:num-suffix=" - 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sDefault" style:page-layout-name="Mpm2"/>
    <style:master-page style:name="odTemplateText_5f_book_20__3e__20__23_main" style:display-name="odTemplateText_book &gt; #main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4-27T16:37:50.404945844</dc:date>
    <meta:editing-duration>PT48M24S</meta:editing-duration>
    <meta:editing-cycles>5</meta:editing-cycles>
    <meta:document-statistic meta:table-count="37" meta:image-count="0" meta:object-count="0" meta:page-count="7" meta:paragraph-count="142" meta:word-count="680" meta:character-count="4427" meta:non-whitespace-character-count="3824"/>
  </office:meta>
</office:document-meta>
</file>